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9"/>
    <style:style style:name="ce3" style:family="table-cell" style:parent-style-name="Default" style:data-style-name="N40"/>
    <style:style style:name="ce4" style:family="table-cell" style:parent-style-name="Default" style:data-style-name="N41"/>
    <style:style style:name="ce5" style:family="table-cell" style:parent-style-name="Default" style:data-style-name="N42"/>
    <style:style style:name="ce6" style:family="table-cell" style:parent-style-name="Normal_32_2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7" style:family="table-cell" style:parent-style-name="Normal_32_2" style:data-style-name="N2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Normal_32_2" style:data-style-name="N1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9" style:family="table-cell" style:parent-style-name="Normal_32_2" style:data-style-name="N43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Normal_32_2" style:data-style-name="N37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11" style:family="table-cell" style:parent-style-name="Normal_32_2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12" style:family="table-cell" style:parent-style-name="Normal_32_2" style:data-style-name="N38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95791666666667cm" style:use-optimal-column-width="true"/>
    </style:style>
    <style:style style:name="co4" style:family="table-column">
      <style:table-column-properties fo:break-before="auto" style:column-width="2.24895833333333cm" style:use-optimal-column-width="true"/>
    </style:style>
    <style:style style:name="co5" style:family="table-column">
      <style:table-column-properties fo:break-before="auto" style:column-width="2.301875cm" style:use-optimal-column-width="true"/>
    </style:style>
    <style:style style:name="co6" style:family="table-column">
      <style:table-column-properties fo:break-before="auto" style:column-width="2.143125cm" style:use-optimal-column-width="true"/>
    </style:style>
    <style:style style:name="co7" style:family="table-column">
      <style:table-column-properties fo:break-before="auto" style:column-width="2.35479166666667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2.27541666666667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achinJonathan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Arrival Time</text:p>
          </table:table-cell>
          <table:table-cell office:value-type="string" table:style-name="ce3">
            <text:p>Service Start</text:p>
          </table:table-cell>
          <table:table-cell office:value-type="string" table:style-name="ce1">
            <text:p>Service End</text:p>
          </table:table-cell>
          <table:table-cell office:value-type="string" table:style-name="ce1">
            <text:p>Drop Time</text:p>
          </table:table-cell>
          <table:table-cell office:value-type="string" table:style-name="ce1">
            <text:p># Items</text:p>
          </table:table-cell>
          <table:table-cell office:value-type="string" table:style-name="ce1">
            <text:p>Card</text:p>
          </table:table-cell>
          <table:table-cell office:value-type="string" table:style-name="ce1">
            <text:p>Wait Time</text:p>
          </table:table-cell>
          <table:table-cell office:value-type="string" table:style-name="ce1">
            <text:p>Service Time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time" office:time-value="PT3H35M57S" table:style-name="ce4">
            <text:p>03:35:57</text:p>
          </table:table-cell>
          <table:table-cell office:value-type="time" office:time-value="PT3H45M15S" table:style-name="ce4">
            <text:p>03:45:15</text:p>
          </table:table-cell>
          <table:table-cell office:value-type="time" office:time-value="PT3H45M48S" table:style-name="ce4">
            <text:p>03:45:48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time" office:time-value="PT0H9M18S" table:formula="of:=[.C2]-[.B2]" table:style-name="ce5">
            <text:p>09:18.00</text:p>
          </table:table-cell>
          <table:table-cell office:value-type="time" office:time-value="PT0H0M33S" table:formula="of:=[.D2]-[.C2]" table:style-name="ce5">
            <text:p>00:33.0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time" office:time-value="PT3H36M37S" table:style-name="ce4">
            <text:p>03:36:37</text:p>
          </table:table-cell>
          <table:table-cell office:value-type="time" office:time-value="PT3H46M25S" table:style-name="ce4">
            <text:p>03:46:25</text:p>
          </table:table-cell>
          <table:table-cell office:value-type="time" office:time-value="PT3H48M13S" table:style-name="ce4">
            <text:p>03:48:13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time" office:time-value="PT0H9M48S" table:formula="of:=[.C3]-[.B3]" table:style-name="ce5">
            <text:p>09:48.00</text:p>
          </table:table-cell>
          <table:table-cell office:value-type="time" office:time-value="PT0H1M48S" table:formula="of:=[.D3]-[.C3]" table:style-name="ce5">
            <text:p>01:48.0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time" office:time-value="PT3H37M59S" table:style-name="ce4">
            <text:p>03:37:59</text:p>
          </table:table-cell>
          <table:table-cell office:value-type="time" office:time-value="PT3H48M28S" table:style-name="ce4">
            <text:p>03:48:28</text:p>
          </table:table-cell>
          <table:table-cell office:value-type="time" office:time-value="PT3H49M21S" table:style-name="ce4">
            <text:p>03:49:21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time" office:time-value="PT0H10M29S" table:formula="of:=[.C4]-[.B4]" table:style-name="ce5">
            <text:p>10:29.00</text:p>
          </table:table-cell>
          <table:table-cell office:value-type="time" office:time-value="PT0H0M53S" table:formula="of:=[.D4]-[.C4]" table:style-name="ce5">
            <text:p>00:53.0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time" office:time-value="PT3H38M44S" table:style-name="ce4">
            <text:p>03:38:44</text:p>
          </table:table-cell>
          <table:table-cell office:value-type="time" office:time-value="PT3H50M55S" table:style-name="ce4">
            <text:p>03:50:55</text:p>
          </table:table-cell>
          <table:table-cell office:value-type="time" office:time-value="PT3H51M55S" table:style-name="ce4">
            <text:p>03:51:5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time" office:time-value="PT0H12M11S" table:formula="of:=[.C5]-[.B5]" table:style-name="ce5">
            <text:p>12:11.00</text:p>
          </table:table-cell>
          <table:table-cell office:value-type="time" office:time-value="PT0H1M0S" table:formula="of:=[.D5]-[.C5]" table:style-name="ce5">
            <text:p>01:00.0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time" office:time-value="PT3H39M35S" table:style-name="ce4">
            <text:p>03:39:35</text:p>
          </table:table-cell>
          <table:table-cell office:value-type="time" office:time-value="PT3H49M39S" table:style-name="ce4">
            <text:p>03:49:39</text:p>
          </table:table-cell>
          <table:table-cell office:value-type="time" office:time-value="PT3H50M51S" table:style-name="ce4">
            <text:p>03:50:51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time" office:time-value="PT0H10M4S" table:formula="of:=[.C6]-[.B6]" table:style-name="ce5">
            <text:p>10:04.00</text:p>
          </table:table-cell>
          <table:table-cell office:value-type="time" office:time-value="PT0H1M12S" table:formula="of:=[.D6]-[.C6]" table:style-name="ce5">
            <text:p>01:12.0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time" office:time-value="PT3H40M34S" table:style-name="ce4">
            <text:p>03:40: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time" office:time-value="PT3H42M30S" table:style-name="ce4">
            <text:p>03:42: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time" office:time-value="PT0H1M56S" table:formula="of:=[.E7]-[.B7]" table:style-name="ce5">
            <text:p>01:56.00</text:p>
          </table:table-cell>
          <table:table-cell office:value-type="float" office:value="0" table:formula="of:=[.D7]-[.C7]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time" office:time-value="PT3H42M43S" table:style-name="ce4">
            <text:p>03:42:43</text:p>
          </table:table-cell>
          <table:table-cell office:value-type="time" office:time-value="PT3H51M55S" table:style-name="ce4">
            <text:p>03:51:55</text:p>
          </table:table-cell>
          <table:table-cell office:value-type="time" office:time-value="PT3H52M18S" table:style-name="ce4">
            <text:p>03:52:18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time" office:time-value="PT0H9M12S" table:formula="of:=[.C8]-[.B8]" table:style-name="ce5">
            <text:p>09:12.00</text:p>
          </table:table-cell>
          <table:table-cell office:value-type="time" office:time-value="PT0H0M23S" table:formula="of:=[.D8]-[.C8]" table:style-name="ce5">
            <text:p>00:23.00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time" office:time-value="PT3H44M15S" table:style-name="ce4">
            <text:p>03:44:15</text:p>
          </table:table-cell>
          <table:table-cell office:value-type="time" office:time-value="PT3H45M59S" table:style-name="ce4">
            <text:p>03:45:59</text:p>
          </table:table-cell>
          <table:table-cell office:value-type="time" office:time-value="PT3H46M36S" table:style-name="ce4">
            <text:p>03:46:3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time" office:time-value="PT0H1M44S" table:formula="of:=[.C9]-[.B9]" table:style-name="ce5">
            <text:p>01:44.00</text:p>
          </table:table-cell>
          <table:table-cell office:value-type="time" office:time-value="PT0H0M37S" table:formula="of:=[.D9]-[.C9]" table:style-name="ce5">
            <text:p>00:37.00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time" office:time-value="PT3H44M36S" table:style-name="ce4">
            <text:p>03:44:36</text:p>
          </table:table-cell>
          <table:table-cell office:value-type="time" office:time-value="PT3H52M40S" table:style-name="ce4">
            <text:p>03:52:40</text:p>
          </table:table-cell>
          <table:table-cell office:value-type="time" office:time-value="PT3H53M45S" table:style-name="ce4">
            <text:p>03:53:45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time" office:time-value="PT0H8M4S" table:formula="of:=[.C10]-[.B10]" table:style-name="ce5">
            <text:p>08:04.00</text:p>
          </table:table-cell>
          <table:table-cell office:value-type="time" office:time-value="PT0H1M5S" table:formula="of:=[.D10]-[.C10]" table:style-name="ce5">
            <text:p>01:05.00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time" office:time-value="PT3H46M45S" table:style-name="ce4">
            <text:p>03:46:45</text:p>
          </table:table-cell>
          <table:table-cell office:value-type="time" office:time-value="PT3H54M13S" table:style-name="ce4">
            <text:p>03:54:13</text:p>
          </table:table-cell>
          <table:table-cell office:value-type="time" office:time-value="PT3H55M4S" table:style-name="ce4">
            <text:p>03:55:04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time" office:time-value="PT0H7M28S" table:formula="of:=[.C11]-[.B11]" table:style-name="ce5">
            <text:p>07:28.00</text:p>
          </table:table-cell>
          <table:table-cell office:value-type="time" office:time-value="PT0H0M51S" table:formula="of:=[.D11]-[.C11]" table:style-name="ce5">
            <text:p>00:51.00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time" office:time-value="PT3H47M10S" table:style-name="ce4">
            <text:p>03:47:10</text:p>
          </table:table-cell>
          <table:table-cell office:value-type="time" office:time-value="PT3H55M26S" table:style-name="ce4">
            <text:p>03:55:26</text:p>
          </table:table-cell>
          <table:table-cell office:value-type="time" office:time-value="PT3H55M38S" table:style-name="ce4">
            <text:p>03:55:38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time" office:time-value="PT0H8M16S" table:formula="of:=[.C12]-[.B12]" table:style-name="ce5">
            <text:p>08:16.00</text:p>
          </table:table-cell>
          <table:table-cell office:value-type="time" office:time-value="PT0H0M12S" table:formula="of:=[.D12]-[.C12]" table:style-name="ce5">
            <text:p>00:12.00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time" office:time-value="PT3H48M7S" table:style-name="ce4">
            <text:p>03:48:07</text:p>
          </table:table-cell>
          <table:table-cell office:value-type="time" office:time-value="PT3H55M50S" table:style-name="ce4">
            <text:p>03:55:50</text:p>
          </table:table-cell>
          <table:table-cell office:value-type="time" office:time-value="PT3H56M15S" table:style-name="ce4">
            <text:p>03:56:1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time" office:time-value="PT0H7M43S" table:formula="of:=[.C13]-[.B13]" table:style-name="ce5">
            <text:p>07:43.00</text:p>
          </table:table-cell>
          <table:table-cell office:value-type="time" office:time-value="PT0H0M25S" table:formula="of:=[.D13]-[.C13]" table:style-name="ce5">
            <text:p>00:25.00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time" office:time-value="PT3H48M30S" table:style-name="ce4">
            <text:p>03:48:30</text:p>
          </table:table-cell>
          <table:table-cell office:value-type="time" office:time-value="PT3H56M53S" table:style-name="ce4">
            <text:p>03:56:53</text:p>
          </table:table-cell>
          <table:table-cell office:value-type="time" office:time-value="PT3H57M10S" table:style-name="ce4">
            <text:p>03:57:1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time" office:time-value="PT0H8M23S" table:formula="of:=[.C14]-[.B14]" table:style-name="ce5">
            <text:p>08:23.00</text:p>
          </table:table-cell>
          <table:table-cell office:value-type="time" office:time-value="PT0H0M17S" table:formula="of:=[.D14]-[.C14]" table:style-name="ce5">
            <text:p>00:17.00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time" office:time-value="PT3H49M21S" table:style-name="ce4">
            <text:p>03:49:21</text:p>
          </table:table-cell>
          <table:table-cell office:value-type="time" office:time-value="PT3H57M13S" table:style-name="ce4">
            <text:p>03:57:13</text:p>
          </table:table-cell>
          <table:table-cell office:value-type="time" office:time-value="PT3H58M1S" table:style-name="ce4">
            <text:p>03:58:0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time" office:time-value="PT0H7M52S" table:formula="of:=[.C15]-[.B15]" table:style-name="ce5">
            <text:p>07:52.00</text:p>
          </table:table-cell>
          <table:table-cell office:value-type="time" office:time-value="PT0H0M48S" table:formula="of:=[.D15]-[.C15]" table:style-name="ce5">
            <text:p>00:48.00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time" office:time-value="PT3H49M57S" table:style-name="ce4">
            <text:p>03:49:57</text:p>
          </table:table-cell>
          <table:table-cell office:value-type="time" office:time-value="PT3H58M10S" table:style-name="ce4">
            <text:p>03:58:10</text:p>
          </table:table-cell>
          <table:table-cell office:value-type="time" office:time-value="PT3H58M26S" table:style-name="ce4">
            <text:p>03:58:26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time" office:time-value="PT0H8M13S" table:formula="of:=[.C16]-[.B16]" table:style-name="ce5">
            <text:p>08:13.00</text:p>
          </table:table-cell>
          <table:table-cell office:value-type="time" office:time-value="PT0H0M16S" table:formula="of:=[.D16]-[.C16]" table:style-name="ce5">
            <text:p>00:16.00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time" office:time-value="PT3H52M31S" table:style-name="ce4">
            <text:p>03:52:31</text:p>
          </table:table-cell>
          <table:table-cell office:value-type="time" office:time-value="PT3H58M43S" table:style-name="ce4">
            <text:p>03:58:43</text:p>
          </table:table-cell>
          <table:table-cell office:value-type="time" office:time-value="PT3H59M7S" table:style-name="ce4">
            <text:p>03:59:07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time" office:time-value="PT0H6M12S" table:formula="of:=[.C17]-[.B17]" table:style-name="ce5">
            <text:p>06:12.00</text:p>
          </table:table-cell>
          <table:table-cell office:value-type="time" office:time-value="PT0H0M24S" table:formula="of:=[.D17]-[.C17]" table:style-name="ce5">
            <text:p>00:24.00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time" office:time-value="PT3H53M35S" table:style-name="ce4">
            <text:p>03:53:35</text:p>
          </table:table-cell>
          <table:table-cell office:value-type="time" office:time-value="PT3H59M14S" table:style-name="ce4">
            <text:p>03:59:14</text:p>
          </table:table-cell>
          <table:table-cell office:value-type="time" office:time-value="PT3H59M40S" table:style-name="ce4">
            <text:p>03:59:4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time" office:time-value="PT0H5M39S" table:formula="of:=[.C18]-[.B18]" table:style-name="ce5">
            <text:p>05:39.00</text:p>
          </table:table-cell>
          <table:table-cell office:value-type="time" office:time-value="PT0H0M26S" table:formula="of:=[.D18]-[.C18]" table:style-name="ce5">
            <text:p>00:26.00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time" office:time-value="PT3H54M25S" table:style-name="ce4">
            <text:p>03:54:25</text:p>
          </table:table-cell>
          <table:table-cell office:value-type="time" office:time-value="PT3H59M59S" table:style-name="ce4">
            <text:p>03:59:59</text:p>
          </table:table-cell>
          <table:table-cell office:value-type="time" office:time-value="PT4H1M24S" table:style-name="ce4">
            <text:p>04:01:24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time" office:time-value="PT0H5M34S" table:formula="of:=[.C19]-[.B19]" table:style-name="ce5">
            <text:p>05:34.00</text:p>
          </table:table-cell>
          <table:table-cell office:value-type="time" office:time-value="PT0H1M25S" table:formula="of:=[.D19]-[.C19]" table:style-name="ce5">
            <text:p>01:25.00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time" office:time-value="PT3H54M40S" table:style-name="ce4">
            <text:p>03:54:40</text:p>
          </table:table-cell>
          <table:table-cell office:value-type="time" office:time-value="PT4H1M46S" table:style-name="ce4">
            <text:p>04:01:46</text:p>
          </table:table-cell>
          <table:table-cell office:value-type="time" office:time-value="PT4H2M20S" table:style-name="ce4">
            <text:p>04:02:2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time" office:time-value="PT0H7M6S" table:formula="of:=[.C20]-[.B20]" table:style-name="ce5">
            <text:p>07:06.00</text:p>
          </table:table-cell>
          <table:table-cell office:value-type="time" office:time-value="PT0H0M34S" table:formula="of:=[.D20]-[.C20]" table:style-name="ce5">
            <text:p>00:34.00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time" office:time-value="PT3H56M31S" table:style-name="ce4">
            <text:p>03:56:31</text:p>
          </table:table-cell>
          <table:table-cell office:value-type="time" office:time-value="PT3H57M5S" table:style-name="ce4">
            <text:p>03:57:05</text:p>
          </table:table-cell>
          <table:table-cell office:value-type="time" office:time-value="PT3H57M21S" table:style-name="ce4">
            <text:p>03:57:2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time" office:time-value="PT0H0M34S" table:formula="of:=[.C21]-[.B21]" table:style-name="ce5">
            <text:p>00:34.00</text:p>
          </table:table-cell>
          <table:table-cell office:value-type="time" office:time-value="PT0H0M16S" table:formula="of:=[.D21]-[.C21]" table:style-name="ce5">
            <text:p>00:16.00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time" office:time-value="PT3H56M36S" table:style-name="ce4">
            <text:p>03:56:36</text:p>
          </table:table-cell>
          <table:table-cell office:value-type="time" office:time-value="PT4H2M42S" table:style-name="ce4">
            <text:p>04:02:42</text:p>
          </table:table-cell>
          <table:table-cell office:value-type="time" office:time-value="PT4H3M55S" table:style-name="ce4">
            <text:p>04:03:55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time" office:time-value="PT0H6M6S" table:formula="of:=[.C22]-[.B22]" table:style-name="ce5">
            <text:p>06:06.00</text:p>
          </table:table-cell>
          <table:table-cell office:value-type="time" office:time-value="PT0H1M13S" table:formula="of:=[.D22]-[.C22]" table:style-name="ce5">
            <text:p>01:13.00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time" office:time-value="PT3H57M35S" table:style-name="ce4">
            <text:p>03:57:35</text:p>
          </table:table-cell>
          <table:table-cell office:value-type="time" office:time-value="PT4H4M49S" table:style-name="ce4">
            <text:p>04:04:49</text:p>
          </table:table-cell>
          <table:table-cell office:value-type="time" office:time-value="PT4H5M27S" table:style-name="ce4">
            <text:p>04:05:27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time" office:time-value="PT0H7M14S" table:formula="of:=[.C23]-[.B23]" table:style-name="ce5">
            <text:p>07:14.00</text:p>
          </table:table-cell>
          <table:table-cell office:value-type="time" office:time-value="PT0H0M38S" table:formula="of:=[.D23]-[.C23]" table:style-name="ce5">
            <text:p>00:38.00</text:p>
          </table:table-cell>
          <table:table-cell table:number-columns-repeated="16375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time" office:time-value="PT3H57M46S" table:style-name="ce4">
            <text:p>03:57:46</text:p>
          </table:table-cell>
          <table:table-cell office:value-type="time" office:time-value="PT4H5M20S" table:style-name="ce4">
            <text:p>04:05:20</text:p>
          </table:table-cell>
          <table:table-cell office:value-type="time" office:time-value="PT4H6M15S" table:style-name="ce4">
            <text:p>04:06:1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time" office:time-value="PT0H7M34S" table:formula="of:=[.C24]-[.B24]" table:style-name="ce5">
            <text:p>07:34.00</text:p>
          </table:table-cell>
          <table:table-cell office:value-type="time" office:time-value="PT0H0M55S" table:formula="of:=[.D24]-[.C24]" table:style-name="ce5">
            <text:p>00:55.00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time" office:time-value="PT3H58M10S" table:style-name="ce4">
            <text:p>03:58: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time" office:time-value="PT4H9M16S" table:style-name="ce4">
            <text:p>04:09: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time" office:time-value="PT0H11M6S" table:formula="of:=[.E25]-[.B25]" table:style-name="ce5">
            <text:p>11:06.00</text:p>
          </table:table-cell>
          <table:table-cell office:value-type="float" office:value="0" table:formula="of:=[.D25]-[.C25]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time" office:time-value="PT3H59M3S" table:style-name="ce4">
            <text:p>03:59:03</text:p>
          </table:table-cell>
          <table:table-cell office:value-type="time" office:time-value="PT4H5M30S" table:style-name="ce4">
            <text:p>04:05:30</text:p>
          </table:table-cell>
          <table:table-cell office:value-type="time" office:time-value="PT4H5M57S" table:style-name="ce4">
            <text:p>04:05:57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time" office:time-value="PT0H6M27S" table:formula="of:=[.C26]-[.B26]" table:style-name="ce5">
            <text:p>06:27.00</text:p>
          </table:table-cell>
          <table:table-cell office:value-type="time" office:time-value="PT0H0M27S" table:formula="of:=[.D26]-[.C26]" table:style-name="ce5">
            <text:p>00:27.00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time" office:time-value="PT3H59M35S" table:style-name="ce4">
            <text:p>03:59: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time" office:time-value="PT4H0M15S" table:style-name="ce4">
            <text:p>04:00: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time" office:time-value="PT0H0M40S" table:formula="of:=[.E27]-[.B27]" table:style-name="ce5">
            <text:p>00:40.00</text:p>
          </table:table-cell>
          <table:table-cell office:value-type="float" office:value="0" table:formula="of:=[.D27]-[.C27]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time" office:time-value="PT4H0M38S" table:style-name="ce4">
            <text:p>04:00:38</text:p>
          </table:table-cell>
          <table:table-cell office:value-type="time" office:time-value="PT4H6M3S" table:style-name="ce4">
            <text:p>04:06:03</text:p>
          </table:table-cell>
          <table:table-cell office:value-type="time" office:time-value="PT4H6M31S" table:style-name="ce4">
            <text:p>04:06:3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time" office:time-value="PT0H5M25S" table:formula="of:=[.C28]-[.B28]" table:style-name="ce5">
            <text:p>05:25.00</text:p>
          </table:table-cell>
          <table:table-cell office:value-type="time" office:time-value="PT0H0M28S" table:formula="of:=[.D28]-[.C28]" table:style-name="ce5">
            <text:p>00:28.00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time" office:time-value="PT4H1M20S" table:style-name="ce4">
            <text:p>04:01:20</text:p>
          </table:table-cell>
          <table:table-cell office:value-type="time" office:time-value="PT4H6M51S" table:style-name="ce4">
            <text:p>04:06:51</text:p>
          </table:table-cell>
          <table:table-cell office:value-type="time" office:time-value="PT4H7M19S" table:style-name="ce4">
            <text:p>04:07:19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time" office:time-value="PT0H5M31S" table:formula="of:=[.C29]-[.B29]" table:style-name="ce5">
            <text:p>05:31.00</text:p>
          </table:table-cell>
          <table:table-cell office:value-type="time" office:time-value="PT0H0M28S" table:formula="of:=[.D29]-[.C29]" table:style-name="ce5">
            <text:p>00:28.00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time" office:time-value="PT4H2M49S" table:style-name="ce4">
            <text:p>04:02:49</text:p>
          </table:table-cell>
          <table:table-cell office:value-type="time" office:time-value="PT4H7M41S" table:style-name="ce4">
            <text:p>04:07:41</text:p>
          </table:table-cell>
          <table:table-cell office:value-type="time" office:time-value="PT4H8M54S" table:style-name="ce4">
            <text:p>04:08:54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time" office:time-value="PT0H4M52S" table:formula="of:=[.C30]-[.B30]" table:style-name="ce5">
            <text:p>04:52.00</text:p>
          </table:table-cell>
          <table:table-cell office:value-type="time" office:time-value="PT0H1M13S" table:formula="of:=[.D30]-[.C30]" table:style-name="ce5">
            <text:p>01:13.00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time" office:time-value="PT4H8M42S" table:style-name="ce4">
            <text:p>04:08:42</text:p>
          </table:table-cell>
          <table:table-cell office:value-type="time" office:time-value="PT4H9M16S" table:style-name="ce4">
            <text:p>04:09:16</text:p>
          </table:table-cell>
          <table:table-cell office:value-type="time" office:time-value="PT4H9M43S" table:style-name="ce4">
            <text:p>04:09:4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time" office:time-value="PT0H0M34S" table:formula="of:=[.C31]-[.B31]" table:style-name="ce5">
            <text:p>00:34.00</text:p>
          </table:table-cell>
          <table:table-cell office:value-type="time" office:time-value="PT0H0M27S" table:formula="of:=[.D31]-[.C31]" table:style-name="ce5">
            <text:p>00:27.00</text:p>
          </table:table-cell>
          <table:table-cell table:number-columns-repeated="16375"/>
        </table:table-row>
        <table:table-row table:number-rows-repeated="1048545" table:style-name="ro1">
          <table:table-cell table:number-columns-repeated="16384"/>
        </table:table-row>
      </table:table>
      <table:table table:name="SachinSanjay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Arrival Time</text:p>
          </table:table-cell>
          <table:table-cell office:value-type="string" table:style-name="ce3">
            <text:p>Service Start</text:p>
          </table:table-cell>
          <table:table-cell office:value-type="string" table:style-name="ce1">
            <text:p>Service End</text:p>
          </table:table-cell>
          <table:table-cell office:value-type="string" table:style-name="ce1">
            <text:p>Drop Time</text:p>
          </table:table-cell>
          <table:table-cell office:value-type="string" table:style-name="ce1">
            <text:p># Items</text:p>
          </table:table-cell>
          <table:table-cell office:value-type="string" table:style-name="ce1">
            <text:p>Card</text:p>
          </table:table-cell>
          <table:table-cell office:value-type="string" table:style-name="ce1">
            <text:p>Wait Time</text:p>
          </table:table-cell>
          <table:table-cell office:value-type="string" table:style-name="ce1">
            <text:p>Service Time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time" office:time-value="PT2H58M18S" table:style-name="ce4">
            <text:p>02:58:18</text:p>
          </table:table-cell>
          <table:table-cell office:value-type="time" office:time-value="PT3H2M15S" table:style-name="ce4">
            <text:p>03:02:15</text:p>
          </table:table-cell>
          <table:table-cell office:value-type="time" office:time-value="PT3H3M22S" table:style-name="ce4">
            <text:p>03:03:2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time" office:time-value="PT0H3M57S" table:formula="of:=[.C2]-[.B2]" table:style-name="ce5">
            <text:p>03:57.00</text:p>
          </table:table-cell>
          <table:table-cell office:value-type="time" office:time-value="PT0H1M7S" table:formula="of:=[.D2]-[.C2]" table:style-name="ce5">
            <text:p>01:07.0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time" office:time-value="PT2H59M35S" table:style-name="ce4">
            <text:p>02:59:35</text:p>
          </table:table-cell>
          <table:table-cell office:value-type="time" office:time-value="PT3H4M31S" table:style-name="ce4">
            <text:p>03:04:31</text:p>
          </table:table-cell>
          <table:table-cell office:value-type="time" office:time-value="PT3H10M16S" table:style-name="ce4">
            <text:p>03:10:16</text:p>
          </table:table-cell>
          <table:table-cell office:value-type="float" office:value="0" table:style-name="ce1">
            <text:p>0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time" office:time-value="PT0H4M56S" table:formula="of:=[.C3]-[.B3]" table:style-name="ce5">
            <text:p>04:56.00</text:p>
          </table:table-cell>
          <table:table-cell office:value-type="time" office:time-value="PT0H5M45S" table:formula="of:=[.D3]-[.C3]" table:style-name="ce5">
            <text:p>05:45.0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time" office:time-value="PT3H2M12S" table:style-name="ce4">
            <text:p>03:02:12</text:p>
          </table:table-cell>
          <table:table-cell office:value-type="time" office:time-value="PT3H10M16S" table:style-name="ce4">
            <text:p>03:10:16</text:p>
          </table:table-cell>
          <table:table-cell office:value-type="time" office:time-value="PT3H11M40S" table:style-name="ce4">
            <text:p>03:11:4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time" office:time-value="PT0H8M4S" table:formula="of:=[.C4]-[.B4]" table:style-name="ce5">
            <text:p>08:04.00</text:p>
          </table:table-cell>
          <table:table-cell office:value-type="time" office:time-value="PT0H1M24S" table:formula="of:=[.D4]-[.C4]" table:style-name="ce5">
            <text:p>01:24.0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time" office:time-value="PT3H2M12S" table:style-name="ce4">
            <text:p>03:02:12</text:p>
          </table:table-cell>
          <table:table-cell office:value-type="time" office:time-value="PT3H11M40S" table:style-name="ce4">
            <text:p>03:11:40</text:p>
          </table:table-cell>
          <table:table-cell office:value-type="time" office:time-value="PT3H12M10S" table:style-name="ce4">
            <text:p>03:12:1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time" office:time-value="PT0H9M28S" table:formula="of:=[.C5]-[.B5]" table:style-name="ce5">
            <text:p>09:28.00</text:p>
          </table:table-cell>
          <table:table-cell office:value-type="time" office:time-value="PT0H0M30S" table:formula="of:=[.D5]-[.C5]" table:style-name="ce5">
            <text:p>00:30.0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time" office:time-value="PT3H4M45S" table:style-name="ce4">
            <text:p>03:04:45</text:p>
          </table:table-cell>
          <table:table-cell office:value-type="time" office:time-value="PT3H12M10S" table:style-name="ce4">
            <text:p>03:12:10</text:p>
          </table:table-cell>
          <table:table-cell office:value-type="time" office:time-value="PT3H13M15S" table:style-name="ce4">
            <text:p>03:13:1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time" office:time-value="PT0H7M25S" table:formula="of:=[.C6]-[.B6]" table:style-name="ce5">
            <text:p>07:25.00</text:p>
          </table:table-cell>
          <table:table-cell office:value-type="time" office:time-value="PT0H1M5S" table:formula="of:=[.D6]-[.C6]" table:style-name="ce5">
            <text:p>01:05.0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time" office:time-value="PT3H5M50S" table:style-name="ce4">
            <text:p>03:05:50</text:p>
          </table:table-cell>
          <table:table-cell office:value-type="time" office:time-value="PT3H13M36S" table:style-name="ce4">
            <text:p>03:13:36</text:p>
          </table:table-cell>
          <table:table-cell office:value-type="time" office:time-value="PT3H17M13S" table:style-name="ce4">
            <text:p>03:17:13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time" office:time-value="PT0H7M46S" table:formula="of:=[.C7]-[.B7]" table:style-name="ce5">
            <text:p>07:46.00</text:p>
          </table:table-cell>
          <table:table-cell office:value-type="time" office:time-value="PT0H3M37S" table:formula="of:=[.D7]-[.C7]" table:style-name="ce5">
            <text:p>03:37.0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time" office:time-value="PT3H7M55S" table:style-name="ce4">
            <text:p>03:07: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time" office:time-value="PT3H10M40S" table:style-name="ce4">
            <text:p>03:10: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time" office:time-value="PT0H2M45S" table:formula="of:=[.E8]-[.B8]" table:style-name="ce5">
            <text:p>02:45.00</text:p>
          </table:table-cell>
          <table:table-cell office:value-type="float" office:value="0" table:formula="of:=[.D8]-[.C8]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time" office:time-value="PT3H10M40S" table:style-name="ce4">
            <text:p>03:10: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time" office:time-value="PT3H11M50S" table:style-name="ce4">
            <text:p>03:11: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time" office:time-value="PT0H1M10S" table:formula="of:=[.E9]-[.B9]" table:style-name="ce5">
            <text:p>01:10.00</text:p>
          </table:table-cell>
          <table:table-cell office:value-type="float" office:value="0" table:formula="of:=[.D9]-[.C9]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time" office:time-value="PT3H12M0S" table:style-name="ce4">
            <text:p>03:12:00</text:p>
          </table:table-cell>
          <table:table-cell office:value-type="time" office:time-value="PT3H17M50S" table:style-name="ce4">
            <text:p>03:17:50</text:p>
          </table:table-cell>
          <table:table-cell office:value-type="time" office:time-value="PT3H19M20S" table:style-name="ce4">
            <text:p>03:19:2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time" office:time-value="PT0H5M50S" table:formula="of:=[.C10]-[.B10]" table:style-name="ce5">
            <text:p>05:50.00</text:p>
          </table:table-cell>
          <table:table-cell office:value-type="time" office:time-value="PT0H1M30S" table:formula="of:=[.D10]-[.C10]" table:style-name="ce5">
            <text:p>01:30.00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time" office:time-value="PT3H12M50S" table:style-name="ce4">
            <text:p>03:12: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time" office:time-value="PT3H13M15S" table:style-name="ce4">
            <text:p>03:13: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time" office:time-value="PT0H0M25S" table:formula="of:=[.E11]-[.B11]" table:style-name="ce5">
            <text:p>00:25.00</text:p>
          </table:table-cell>
          <table:table-cell office:value-type="float" office:value="0" table:formula="of:=[.D11]-[.C11]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time" office:time-value="PT3H13M50S" table:style-name="ce4">
            <text:p>03:13:50</text:p>
          </table:table-cell>
          <table:table-cell office:value-type="time" office:time-value="PT3H19M20S" table:style-name="ce4">
            <text:p>03:19:20</text:p>
          </table:table-cell>
          <table:table-cell office:value-type="time" office:time-value="PT3H21M9S" table:style-name="ce4">
            <text:p>03:21:09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time" office:time-value="PT0H5M30S" table:formula="of:=[.C12]-[.B12]" table:style-name="ce5">
            <text:p>05:30.00</text:p>
          </table:table-cell>
          <table:table-cell office:value-type="time" office:time-value="PT0H1M49S" table:formula="of:=[.D12]-[.C12]" table:style-name="ce5">
            <text:p>01:49.00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time" office:time-value="PT3H14M11S" table:style-name="ce4">
            <text:p>03:14:11</text:p>
          </table:table-cell>
          <table:table-cell office:value-type="time" office:time-value="PT3H21M50S" table:style-name="ce4">
            <text:p>03:21:50</text:p>
          </table:table-cell>
          <table:table-cell office:value-type="time" office:time-value="PT3H23M13S" table:style-name="ce4">
            <text:p>03:23:13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time" office:time-value="PT0H7M39S" table:formula="of:=[.C13]-[.B13]" table:style-name="ce5">
            <text:p>07:39.00</text:p>
          </table:table-cell>
          <table:table-cell office:value-type="time" office:time-value="PT0H1M23S" table:formula="of:=[.D13]-[.C13]" table:style-name="ce5">
            <text:p>01:23.00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time" office:time-value="PT3H16M54S" table:style-name="ce4">
            <text:p>03:16:54</text:p>
          </table:table-cell>
          <table:table-cell office:value-type="time" office:time-value="PT3H23M13S" table:style-name="ce4">
            <text:p>03:23:13</text:p>
          </table:table-cell>
          <table:table-cell office:value-type="time" office:time-value="PT3H25M6S" table:style-name="ce4">
            <text:p>03:25:06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time" office:time-value="PT0H6M19S" table:formula="of:=[.C14]-[.B14]" table:style-name="ce5">
            <text:p>06:19.00</text:p>
          </table:table-cell>
          <table:table-cell office:value-type="time" office:time-value="PT0H1M53S" table:formula="of:=[.D14]-[.C14]" table:style-name="ce5">
            <text:p>01:53.00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time" office:time-value="PT3H17M5S" table:style-name="ce4">
            <text:p>03:17:05</text:p>
          </table:table-cell>
          <table:table-cell office:value-type="time" office:time-value="PT3H25M6S" table:style-name="ce4">
            <text:p>03:25:06</text:p>
          </table:table-cell>
          <table:table-cell office:value-type="time" office:time-value="PT3H26M46S" table:style-name="ce4">
            <text:p>03:26:46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time" office:time-value="PT0H8M1S" table:formula="of:=[.C15]-[.B15]" table:style-name="ce5">
            <text:p>08:01.00</text:p>
          </table:table-cell>
          <table:table-cell office:value-type="time" office:time-value="PT0H1M40S" table:formula="of:=[.D15]-[.C15]" table:style-name="ce5">
            <text:p>01:40.00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time" office:time-value="PT3H18M15S" table:style-name="ce4">
            <text:p>03:18:15</text:p>
          </table:table-cell>
          <table:table-cell office:value-type="time" office:time-value="PT3H27M5S" table:style-name="ce4">
            <text:p>03:27:05</text:p>
          </table:table-cell>
          <table:table-cell office:value-type="time" office:time-value="PT3H28M55S" table:style-name="ce4">
            <text:p>03:28:55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time" office:time-value="PT0H8M50S" table:formula="of:=[.C16]-[.B16]" table:style-name="ce5">
            <text:p>08:50.00</text:p>
          </table:table-cell>
          <table:table-cell office:value-type="time" office:time-value="PT0H1M50S" table:formula="of:=[.D16]-[.C16]" table:style-name="ce5">
            <text:p>01:50.00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time" office:time-value="PT3H18M32S" table:style-name="ce4">
            <text:p>03:18:32</text:p>
          </table:table-cell>
          <table:table-cell office:value-type="time" office:time-value="PT3H28M50S" table:style-name="ce4">
            <text:p>03:28:50</text:p>
          </table:table-cell>
          <table:table-cell office:value-type="time" office:time-value="PT3H31M51S" table:style-name="ce4">
            <text:p>03:31:51</text:p>
          </table:table-cell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time" office:time-value="PT0H10M18S" table:formula="of:=[.C17]-[.B17]" table:style-name="ce5">
            <text:p>10:18.00</text:p>
          </table:table-cell>
          <table:table-cell office:value-type="time" office:time-value="PT0H3M1S" table:formula="of:=[.D17]-[.C17]" table:style-name="ce5">
            <text:p>03:01.00</text:p>
          </table:table-cell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  <table:table table:name="Express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Arrival Time</text:p>
          </table:table-cell>
          <table:table-cell office:value-type="string" table:style-name="ce3">
            <text:p>Service Start</text:p>
          </table:table-cell>
          <table:table-cell office:value-type="string" table:style-name="ce1">
            <text:p>Service End</text:p>
          </table:table-cell>
          <table:table-cell office:value-type="string" table:style-name="ce1">
            <text:p>Drop Time</text:p>
          </table:table-cell>
          <table:table-cell office:value-type="string" table:style-name="ce1">
            <text:p># Items</text:p>
          </table:table-cell>
          <table:table-cell office:value-type="string" table:style-name="ce1">
            <text:p>Card</text:p>
          </table:table-cell>
          <table:table-cell office:value-type="string" table:style-name="ce1">
            <text:p>Wait Time</text:p>
          </table:table-cell>
          <table:table-cell office:value-type="string" table:style-name="ce1">
            <text:p>Service Time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time" office:time-value="PT3H35M20S" table:style-name="ce4">
            <text:p>03:35:20</text:p>
          </table:table-cell>
          <table:table-cell office:value-type="time" office:time-value="PT3H41M0S" table:style-name="ce4">
            <text:p>03:41:00</text:p>
          </table:table-cell>
          <table:table-cell office:value-type="time" office:time-value="PT3H42M1S" table:style-name="ce4">
            <text:p>03:42:0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time" office:time-value="PT0H5M40S" table:formula="of:=[.C2]-[.B2]" table:style-name="ce5">
            <text:p>05:40.00</text:p>
          </table:table-cell>
          <table:table-cell office:value-type="time" office:time-value="PT0H1M1S" table:formula="of:=[.D2]-[.C2]" table:style-name="ce5">
            <text:p>01:01.0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time" office:time-value="PT3H36M56S" table:style-name="ce4">
            <text:p>03:36:56</text:p>
          </table:table-cell>
          <table:table-cell office:value-type="time" office:time-value="PT3H42M8S" table:style-name="ce4">
            <text:p>03:42:08</text:p>
          </table:table-cell>
          <table:table-cell office:value-type="time" office:time-value="PT3H42M56S" table:style-name="ce4">
            <text:p>03:42:56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time" office:time-value="PT0H5M12S" table:formula="of:=[.C3]-[.B3]" table:style-name="ce5">
            <text:p>05:12.00</text:p>
          </table:table-cell>
          <table:table-cell office:value-type="time" office:time-value="PT0H0M48S" table:formula="of:=[.D3]-[.C3]" table:style-name="ce5">
            <text:p>00:48.0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time" office:time-value="PT3H37M43S" table:style-name="ce4">
            <text:p>03:37:43</text:p>
          </table:table-cell>
          <table:table-cell office:value-type="time" office:time-value="PT3H43M11S" table:style-name="ce4">
            <text:p>03:43:11</text:p>
          </table:table-cell>
          <table:table-cell office:value-type="time" office:time-value="PT3H43M55S" table:style-name="ce4">
            <text:p>03:43:5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time" office:time-value="PT0H5M28S" table:formula="of:=[.C4]-[.B4]" table:style-name="ce5">
            <text:p>05:28.00</text:p>
          </table:table-cell>
          <table:table-cell office:value-type="time" office:time-value="PT0H0M44S" table:formula="of:=[.D4]-[.C4]" table:style-name="ce5">
            <text:p>00:44.0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time" office:time-value="PT3H38M23S" table:style-name="ce4">
            <text:p>03:38:23</text:p>
          </table:table-cell>
          <table:table-cell office:value-type="time" office:time-value="PT3H44M25S" table:style-name="ce4">
            <text:p>03:44:25</text:p>
          </table:table-cell>
          <table:table-cell office:value-type="time" office:time-value="PT3H44M55S" table:style-name="ce4">
            <text:p>03:44:5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time" office:time-value="PT0H6M2S" table:formula="of:=[.C5]-[.B5]" table:style-name="ce5">
            <text:p>06:02.00</text:p>
          </table:table-cell>
          <table:table-cell office:value-type="time" office:time-value="PT0H0M30S" table:formula="of:=[.D5]-[.C5]" table:style-name="ce5">
            <text:p>00:30.0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time" office:time-value="PT3H38M53S" table:style-name="ce4">
            <text:p>03:38:53</text:p>
          </table:table-cell>
          <table:table-cell office:value-type="time" office:time-value="PT3H45M17S" table:style-name="ce4">
            <text:p>03:45:17</text:p>
          </table:table-cell>
          <table:table-cell office:value-type="time" office:time-value="PT3H45M54S" table:style-name="ce4">
            <text:p>03:45:54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time" office:time-value="PT0H6M24S" table:formula="of:=[.C6]-[.B6]" table:style-name="ce5">
            <text:p>06:24.00</text:p>
          </table:table-cell>
          <table:table-cell office:value-type="time" office:time-value="PT0H0M37S" table:formula="of:=[.D6]-[.C6]" table:style-name="ce5">
            <text:p>00:37.0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time" office:time-value="PT3H39M16S" table:style-name="ce4">
            <text:p>03:39:16</text:p>
          </table:table-cell>
          <table:table-cell office:value-type="time" office:time-value="PT3H46M2S" table:style-name="ce4">
            <text:p>03:46:02</text:p>
          </table:table-cell>
          <table:table-cell office:value-type="time" office:time-value="PT3H46M25S" table:style-name="ce4">
            <text:p>03:46:2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time" office:time-value="PT0H6M46S" table:formula="of:=[.C7]-[.B7]" table:style-name="ce5">
            <text:p>06:46.00</text:p>
          </table:table-cell>
          <table:table-cell office:value-type="time" office:time-value="PT0H0M23S" table:formula="of:=[.D7]-[.C7]" table:style-name="ce5">
            <text:p>00:23.0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time" office:time-value="PT3H40M9S" table:style-name="ce4">
            <text:p>03:40:09</text:p>
          </table:table-cell>
          <table:table-cell office:value-type="time" office:time-value="PT3H47M12S" table:style-name="ce4">
            <text:p>03:47:12</text:p>
          </table:table-cell>
          <table:table-cell office:value-type="time" office:time-value="PT3H48M4S" table:style-name="ce4">
            <text:p>03:48:04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time" office:time-value="PT0H7M3S" table:formula="of:=[.C8]-[.B8]" table:style-name="ce5">
            <text:p>07:03.00</text:p>
          </table:table-cell>
          <table:table-cell office:value-type="time" office:time-value="PT0H0M52S" table:formula="of:=[.D8]-[.C8]" table:style-name="ce5">
            <text:p>00:52.00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time" office:time-value="PT3H40M33S" table:style-name="ce4">
            <text:p>03:40:33</text:p>
          </table:table-cell>
          <table:table-cell office:value-type="time" office:time-value="PT3H48M10S" table:style-name="ce4">
            <text:p>03:48:10</text:p>
          </table:table-cell>
          <table:table-cell office:value-type="time" office:time-value="PT3H48M55S" table:style-name="ce4">
            <text:p>03:48:5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time" office:time-value="PT0H7M37S" table:formula="of:=[.C9]-[.B9]" table:style-name="ce5">
            <text:p>07:37.00</text:p>
          </table:table-cell>
          <table:table-cell office:value-type="time" office:time-value="PT0H0M45S" table:formula="of:=[.D9]-[.C9]" table:style-name="ce5">
            <text:p>00:45.00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time" office:time-value="PT3H41M26S" table:style-name="ce4">
            <text:p>03:41:26</text:p>
          </table:table-cell>
          <table:table-cell office:value-type="time" office:time-value="PT3H49M8S" table:style-name="ce4">
            <text:p>03:49:08</text:p>
          </table:table-cell>
          <table:table-cell office:value-type="time" office:time-value="PT3H50M28S" table:style-name="ce4">
            <text:p>03:50:28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time" office:time-value="PT0H7M42S" table:formula="of:=[.C10]-[.B10]" table:style-name="ce5">
            <text:p>07:42.00</text:p>
          </table:table-cell>
          <table:table-cell office:value-type="time" office:time-value="PT0H1M20S" table:formula="of:=[.D10]-[.C10]" table:style-name="ce5">
            <text:p>01:20.00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time" office:time-value="PT3H41M52S" table:style-name="ce4">
            <text:p>03:41:52</text:p>
          </table:table-cell>
          <table:table-cell office:value-type="time" office:time-value="PT3H50M26S" table:style-name="ce4">
            <text:p>03:50:26</text:p>
          </table:table-cell>
          <table:table-cell office:value-type="time" office:time-value="PT3H51M4S" table:style-name="ce4">
            <text:p>03:51:04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time" office:time-value="PT0H8M34S" table:formula="of:=[.C11]-[.B11]" table:style-name="ce5">
            <text:p>08:34.00</text:p>
          </table:table-cell>
          <table:table-cell office:value-type="time" office:time-value="PT0H0M38S" table:formula="of:=[.D11]-[.C11]" table:style-name="ce5">
            <text:p>00:38.00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time" office:time-value="PT3H42M21S" table:style-name="ce4">
            <text:p>03:42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time" office:time-value="PT3H43M29S" table:style-name="ce4">
            <text:p>03:43: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time" office:time-value="PT0H1M8S" table:formula="of:=[.E12]-[.B12]" table:style-name="ce5">
            <text:p>01:08.00</text:p>
          </table:table-cell>
          <table:table-cell office:value-type="float" office:value="0" table:formula="of:=[.D12]-[.C12]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time" office:time-value="PT3H43M9S" table:style-name="ce4">
            <text:p>03:43:09</text:p>
          </table:table-cell>
          <table:table-cell office:value-type="time" office:time-value="PT3H53M42S" table:style-name="ce4">
            <text:p>03:53:42</text:p>
          </table:table-cell>
          <table:table-cell office:value-type="time" office:time-value="PT3H53M55S" table:style-name="ce4">
            <text:p>03:53:5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time" office:time-value="PT0H10M33S" table:formula="of:=[.C13]-[.B13]" table:style-name="ce5">
            <text:p>10:33.00</text:p>
          </table:table-cell>
          <table:table-cell office:value-type="time" office:time-value="PT0H0M13S" table:formula="of:=[.D13]-[.C13]" table:style-name="ce5">
            <text:p>00:13.00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time" office:time-value="PT3H44M5S" table:style-name="ce4">
            <text:p>03:44:05</text:p>
          </table:table-cell>
          <table:table-cell office:value-type="time" office:time-value="PT3H53M57S" table:style-name="ce4">
            <text:p>03:53:57</text:p>
          </table:table-cell>
          <table:table-cell office:value-type="time" office:time-value="PT3H55M5S" table:style-name="ce4">
            <text:p>03:55:0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time" office:time-value="PT0H9M52S" table:formula="of:=[.C14]-[.B14]" table:style-name="ce5">
            <text:p>09:52.00</text:p>
          </table:table-cell>
          <table:table-cell office:value-type="time" office:time-value="PT0H1M8S" table:formula="of:=[.D14]-[.C14]" table:style-name="ce5">
            <text:p>01:08.00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time" office:time-value="PT3H44M11S" table:style-name="ce4">
            <text:p>03:44:11</text:p>
          </table:table-cell>
          <table:table-cell office:value-type="time" office:time-value="PT3H55M31S" table:style-name="ce4">
            <text:p>03:55:31</text:p>
          </table:table-cell>
          <table:table-cell office:value-type="time" office:time-value="PT3H56M21S" table:style-name="ce4">
            <text:p>03:56:2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time" office:time-value="PT0H11M20S" table:formula="of:=[.C15]-[.B15]" table:style-name="ce5">
            <text:p>11:20.00</text:p>
          </table:table-cell>
          <table:table-cell office:value-type="time" office:time-value="PT0H0M50S" table:formula="of:=[.D15]-[.C15]" table:style-name="ce5">
            <text:p>00:50.00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time" office:time-value="PT3H44M22S" table:style-name="ce4">
            <text:p>03:44:22</text:p>
          </table:table-cell>
          <table:table-cell office:value-type="time" office:time-value="PT3H56M29S" table:style-name="ce4">
            <text:p>03:56:29</text:p>
          </table:table-cell>
          <table:table-cell office:value-type="time" office:time-value="PT3H57M31S" table:style-name="ce4">
            <text:p>03:57:3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time" office:time-value="PT0H12M7S" table:formula="of:=[.C16]-[.B16]" table:style-name="ce5">
            <text:p>12:07.00</text:p>
          </table:table-cell>
          <table:table-cell office:value-type="time" office:time-value="PT0H1M2S" table:formula="of:=[.D16]-[.C16]" table:style-name="ce5">
            <text:p>01:02.00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time" office:time-value="PT3H45M23S" table:style-name="ce4">
            <text:p>03:45:23</text:p>
          </table:table-cell>
          <table:table-cell office:value-type="time" office:time-value="PT3H57M32S" table:style-name="ce4">
            <text:p>03:57:32</text:p>
          </table:table-cell>
          <table:table-cell office:value-type="time" office:time-value="PT3H58M1S" table:style-name="ce4">
            <text:p>03:58:0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time" office:time-value="PT0H12M9S" table:formula="of:=[.C17]-[.B17]" table:style-name="ce5">
            <text:p>12:09.00</text:p>
          </table:table-cell>
          <table:table-cell office:value-type="time" office:time-value="PT0H0M29S" table:formula="of:=[.D17]-[.C17]" table:style-name="ce5">
            <text:p>00:29.00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time" office:time-value="PT3H46M20S" table:style-name="ce4">
            <text:p>03:46: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time" office:time-value="PT3H48M26S" table:style-name="ce4">
            <text:p>03:48: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time" office:time-value="PT0H2M6S" table:formula="of:=[.E18]-[.B18]" table:style-name="ce5">
            <text:p>02:06.00</text:p>
          </table:table-cell>
          <table:table-cell office:value-type="float" office:value="0" table:formula="of:=[.D18]-[.C18]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time" office:time-value="PT3H47M38S" table:style-name="ce4">
            <text:p>03:47: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time" office:time-value="PT3H48M19S" table:style-name="ce4">
            <text:p>03:48: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time" office:time-value="PT0H0M41S" table:formula="of:=[.E19]-[.B19]" table:style-name="ce5">
            <text:p>00:41.00</text:p>
          </table:table-cell>
          <table:table-cell office:value-type="float" office:value="0" table:formula="of:=[.D19]-[.C19]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time" office:time-value="PT3H47M47S" table:style-name="ce4">
            <text:p>03:47: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time" office:time-value="PT3H48M16S" table:style-name="ce4">
            <text:p>03:48: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time" office:time-value="PT0H0M29S" table:formula="of:=[.E20]-[.B20]" table:style-name="ce5">
            <text:p>00:29.00</text:p>
          </table:table-cell>
          <table:table-cell office:value-type="float" office:value="0" table:formula="of:=[.D20]-[.C20]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time" office:time-value="PT3H49M40S" table:style-name="ce4">
            <text:p>03:49:40</text:p>
          </table:table-cell>
          <table:table-cell office:value-type="time" office:time-value="PT3H58M12S" table:style-name="ce4">
            <text:p>03:58:12</text:p>
          </table:table-cell>
          <table:table-cell office:value-type="time" office:time-value="PT3H58M37S" table:style-name="ce4">
            <text:p>03:58:3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time" office:time-value="PT0H8M32S" table:formula="of:=[.C21]-[.B21]" table:style-name="ce5">
            <text:p>08:32.00</text:p>
          </table:table-cell>
          <table:table-cell office:value-type="time" office:time-value="PT0H0M25S" table:formula="of:=[.D21]-[.C21]" table:style-name="ce5">
            <text:p>00:25.00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time" office:time-value="PT3H50M1S" table:style-name="ce4">
            <text:p>03:50:01</text:p>
          </table:table-cell>
          <table:table-cell office:value-type="time" office:time-value="PT3H58M43S" table:style-name="ce4">
            <text:p>03:58:43</text:p>
          </table:table-cell>
          <table:table-cell office:value-type="time" office:time-value="PT3H59M1S" table:style-name="ce4">
            <text:p>03:59:0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time" office:time-value="PT0H8M42S" table:formula="of:=[.C22]-[.B22]" table:style-name="ce5">
            <text:p>08:42.00</text:p>
          </table:table-cell>
          <table:table-cell office:value-type="time" office:time-value="PT0H0M18S" table:formula="of:=[.D22]-[.C22]" table:style-name="ce5">
            <text:p>00:18.00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time" office:time-value="PT3H51M51S" table:style-name="ce4">
            <text:p>03:51:51</text:p>
          </table:table-cell>
          <table:table-cell office:value-type="time" office:time-value="PT3H59M13S" table:style-name="ce4">
            <text:p>03:59:13</text:p>
          </table:table-cell>
          <table:table-cell office:value-type="time" office:time-value="PT4H0M11S" table:style-name="ce4">
            <text:p>04:00:11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time" office:time-value="PT0H7M22S" table:formula="of:=[.C23]-[.B23]" table:style-name="ce5">
            <text:p>07:22.00</text:p>
          </table:table-cell>
          <table:table-cell office:value-type="time" office:time-value="PT0H0M58S" table:formula="of:=[.D23]-[.C23]" table:style-name="ce5">
            <text:p>00:58.00</text:p>
          </table:table-cell>
          <table:table-cell table:number-columns-repeated="16375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time" office:time-value="PT3H56M8S" table:style-name="ce4">
            <text:p>03:56:08</text:p>
          </table:table-cell>
          <table:table-cell office:value-type="time" office:time-value="PT4H0M19S" table:style-name="ce4">
            <text:p>04:00:19</text:p>
          </table:table-cell>
          <table:table-cell office:value-type="time" office:time-value="PT4H1M42S" table:style-name="ce4">
            <text:p>04:01:42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time" office:time-value="PT0H4M11S" table:formula="of:=[.C24]-[.B24]" table:style-name="ce5">
            <text:p>04:11.00</text:p>
          </table:table-cell>
          <table:table-cell office:value-type="time" office:time-value="PT0H1M23S" table:formula="of:=[.D24]-[.C24]" table:style-name="ce5">
            <text:p>01:23.00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time" office:time-value="PT3H56M12S" table:style-name="ce4">
            <text:p>03:56:12</text:p>
          </table:table-cell>
          <table:table-cell office:value-type="time" office:time-value="PT4H1M49S" table:style-name="ce4">
            <text:p>04:01:49</text:p>
          </table:table-cell>
          <table:table-cell office:value-type="time" office:time-value="PT4H4M9S" table:style-name="ce4">
            <text:p>04:04:09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time" office:time-value="PT0H5M37S" table:formula="of:=[.C25]-[.B25]" table:style-name="ce5">
            <text:p>05:37.00</text:p>
          </table:table-cell>
          <table:table-cell office:value-type="time" office:time-value="PT0H2M20S" table:formula="of:=[.D25]-[.C25]" table:style-name="ce5">
            <text:p>02:20.00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time" office:time-value="PT3H56M38S" table:style-name="ce4">
            <text:p>03:56:38</text:p>
          </table:table-cell>
          <table:table-cell office:value-type="time" office:time-value="PT4H4M16S" table:style-name="ce4">
            <text:p>04:04:16</text:p>
          </table:table-cell>
          <table:table-cell office:value-type="time" office:time-value="PT4H5M0S" table:style-name="ce4">
            <text:p>04:05:0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time" office:time-value="PT0H7M38S" table:formula="of:=[.C26]-[.B26]" table:style-name="ce5">
            <text:p>07:38.00</text:p>
          </table:table-cell>
          <table:table-cell office:value-type="time" office:time-value="PT0H0M44S" table:formula="of:=[.D26]-[.C26]" table:style-name="ce5">
            <text:p>00:44.00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time" office:time-value="PT3H57M42S" table:style-name="ce4">
            <text:p>03:57:42</text:p>
          </table:table-cell>
          <table:table-cell office:value-type="time" office:time-value="PT4H5M14S" table:style-name="ce4">
            <text:p>04:05:14</text:p>
          </table:table-cell>
          <table:table-cell office:value-type="time" office:time-value="PT4H6M23S" table:style-name="ce4">
            <text:p>04:06:23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time" office:time-value="PT0H7M32S" table:formula="of:=[.C27]-[.B27]" table:style-name="ce5">
            <text:p>07:32.00</text:p>
          </table:table-cell>
          <table:table-cell office:value-type="time" office:time-value="PT0H1M9S" table:formula="of:=[.D27]-[.C27]" table:style-name="ce5">
            <text:p>01:09.00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time" office:time-value="PT3H59M30S" table:style-name="ce4">
            <text:p>03:59:30</text:p>
          </table:table-cell>
          <table:table-cell office:value-type="time" office:time-value="PT4H8M3S" table:style-name="ce4">
            <text:p>04:08:03</text:p>
          </table:table-cell>
          <table:table-cell office:value-type="time" office:time-value="PT4H8M36S" table:style-name="ce4">
            <text:p>04:08:36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time" office:time-value="PT0H8M33S" table:formula="of:=[.C28]-[.B28]" table:style-name="ce5">
            <text:p>08:33.00</text:p>
          </table:table-cell>
          <table:table-cell office:value-type="time" office:time-value="PT0H0M33S" table:formula="of:=[.D28]-[.C28]" table:style-name="ce5">
            <text:p>00:33.00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time" office:time-value="PT4H0M36S" table:style-name="ce4">
            <text:p>04:00:36</text:p>
          </table:table-cell>
          <table:table-cell office:value-type="time" office:time-value="PT4H7M35S" table:style-name="ce4">
            <text:p>04:07:35</text:p>
          </table:table-cell>
          <table:table-cell office:value-type="time" office:time-value="PT4H7M51S" table:style-name="ce4">
            <text:p>04:07:5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time" office:time-value="PT0H6M59S" table:formula="of:=[.C29]-[.B29]" table:style-name="ce5">
            <text:p>06:59.00</text:p>
          </table:table-cell>
          <table:table-cell office:value-type="time" office:time-value="PT0H0M16S" table:formula="of:=[.D29]-[.C29]" table:style-name="ce5">
            <text:p>00:16.00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time" office:time-value="PT4H0M47S" table:style-name="ce4">
            <text:p>04:00:47</text:p>
          </table:table-cell>
          <table:table-cell office:value-type="time" office:time-value="PT4H9M28S" table:style-name="ce4">
            <text:p>04:09:28</text:p>
          </table:table-cell>
          <table:table-cell office:value-type="time" office:time-value="PT4H10M1S" table:style-name="ce4">
            <text:p>04:10:0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time" office:time-value="PT0H8M41S" table:formula="of:=[.C30]-[.B30]" table:style-name="ce5">
            <text:p>08:41.00</text:p>
          </table:table-cell>
          <table:table-cell office:value-type="time" office:time-value="PT0H0M33S" table:formula="of:=[.D30]-[.C30]" table:style-name="ce5">
            <text:p>00:33.00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time" office:time-value="PT4H3M42S" table:style-name="ce4">
            <text:p>04:03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time" office:time-value="PT4H7M26S" table:style-name="ce4">
            <text:p>04:07: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time" office:time-value="PT0H3M44S" table:formula="of:=[.E31]-[.B31]" table:style-name="ce5">
            <text:p>03:44.00</text:p>
          </table:table-cell>
          <table:table-cell office:value-type="float" office:value="0" table:formula="of:=[.D31]-[.C31]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time" office:time-value="PT4H4M59S" table:style-name="ce4">
            <text:p>04:04:59</text:p>
          </table:table-cell>
          <table:table-cell office:value-type="time" office:time-value="PT4H10M1S" table:style-name="ce4">
            <text:p>04:10:01</text:p>
          </table:table-cell>
          <table:table-cell office:value-type="time" office:time-value="PT4H10M56S" table:style-name="ce4">
            <text:p>04:10:56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time" office:time-value="PT0H5M2S" table:formula="of:=[.C32]-[.B32]" table:style-name="ce5">
            <text:p>05:02.00</text:p>
          </table:table-cell>
          <table:table-cell office:value-type="time" office:time-value="PT0H0M55S" table:formula="of:=[.D32]-[.C32]" table:style-name="ce5">
            <text:p>00:55.00</text:p>
          </table:table-cell>
          <table:table-cell table:number-columns-repeated="16375"/>
        </table:table-row>
        <table:table-row table:number-rows-repeated="1048544" table:style-name="ro1">
          <table:table-cell table:number-columns-repeated="16384"/>
        </table:table-row>
      </table:table>
      <table:table table:name="KerschelJonathan" table:style-name="ta2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7"/>
        <table:table-column table:style-name="co7" table:default-cell-style-name="ce8"/>
        <table:table-column table:style-name="co8" table:default-cell-style-name="ce8"/>
        <table:table-column table:style-name="co6" table:default-cell-style-name="ce9"/>
        <table:table-column table:style-name="co9" table:default-cell-style-name="ce9"/>
        <table:table-column table:style-name="co2" table:number-columns-repeated="16375" table:default-cell-style-name="ce6"/>
        <table:table-row table:style-name="ro2">
          <table:table-cell office:value-type="string" table:style-name="ce6">
            <text:p>#</text:p>
          </table:table-cell>
          <table:table-cell office:value-type="string" table:style-name="ce6">
            <text:p>Arrival</text:p>
          </table:table-cell>
          <table:table-cell office:value-type="string" table:style-name="ce6">
            <text:p>Service Start</text:p>
          </table:table-cell>
          <table:table-cell office:value-type="string" table:style-name="ce6">
            <text:p>Service End</text:p>
          </table:table-cell>
          <table:table-cell office:value-type="string" table:style-name="ce7">
            <text:p>Drop Time</text:p>
          </table:table-cell>
          <table:table-cell office:value-type="string" table:style-name="ce8">
            <text:p># Items</text:p>
          </table:table-cell>
          <table:table-cell office:value-type="string" table:style-name="ce8">
            <text:p>Card</text:p>
          </table:table-cell>
          <table:table-cell office:value-type="string" table:style-name="ce9">
            <text:p>Wait Time</text:p>
          </table:table-cell>
          <table:table-cell office:value-type="string" table:style-name="ce9">
            <text:p>Service Time</text:p>
          </table:table-cell>
          <table:table-cell table:number-columns-repeated="16375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time" office:time-value="PT3H0M9S" table:style-name="ce10">
            <text:p>3:00:09</text:p>
          </table:table-cell>
          <table:table-cell office:value-type="time" office:time-value="PT3H6M30S" table:style-name="ce10">
            <text:p>3:06:30</text:p>
          </table:table-cell>
          <table:table-cell office:value-type="time" office:time-value="PT3H8M30S" table:style-name="ce10">
            <text:p>3:08:30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1" table:style-name="ce8">
            <text:p>1</text:p>
          </table:table-cell>
          <table:table-cell office:value-type="time" office:time-value="PT0H6M21S" table:formula="of:=[.C2]-[.B2]" table:style-name="ce9">
            <text:p>06:21.0</text:p>
          </table:table-cell>
          <table:table-cell office:value-type="time" office:time-value="PT0H2M0S" table:formula="of:=[.D2]-[.C2]" table:style-name="ce9">
            <text:p>02:00.0</text:p>
          </table:table-cell>
          <table:table-cell table:number-columns-repeated="16375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time" office:time-value="PT3H1M15S" table:style-name="ce10">
            <text:p>3:01:15</text:p>
          </table:table-cell>
          <table:table-cell office:value-type="time" office:time-value="PT3H8M53S" table:style-name="ce10">
            <text:p>3:08:53</text:p>
          </table:table-cell>
          <table:table-cell office:value-type="time" office:time-value="PT3H10M5S" table:style-name="ce10">
            <text:p>3:10:05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time" office:time-value="PT0H7M38S" table:formula="of:=[.C3]-[.B3]" table:style-name="ce9">
            <text:p>07:38.0</text:p>
          </table:table-cell>
          <table:table-cell office:value-type="time" office:time-value="PT0H1M12S" table:formula="of:=[.D3]-[.C3]" table:style-name="ce9">
            <text:p>01:12.0</text:p>
          </table:table-cell>
          <table:table-cell table:number-columns-repeated="16375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time" office:time-value="PT3H1M44S" table:style-name="ce10">
            <text:p>3:01:44</text:p>
          </table:table-cell>
          <table:table-cell office:value-type="time" office:time-value="PT3H11M36S" table:style-name="ce10">
            <text:p>3:11:36</text:p>
          </table:table-cell>
          <table:table-cell office:value-type="time" office:time-value="PT3H12M40S" table:style-name="ce10">
            <text:p>3:12:40</text:p>
          </table:table-cell>
          <table:table-cell office:value-type="float" office:value="0" table:style-name="ce8">
            <text:p>0</text:p>
          </table:table-cell>
          <table:table-cell office:value-type="float" office:value="20" table:style-name="ce8">
            <text:p>20</text:p>
          </table:table-cell>
          <table:table-cell office:value-type="float" office:value="0" table:style-name="ce8">
            <text:p>0</text:p>
          </table:table-cell>
          <table:table-cell office:value-type="time" office:time-value="PT0H9M52S" table:formula="of:=[.C4]-[.B4]" table:style-name="ce9">
            <text:p>09:52.0</text:p>
          </table:table-cell>
          <table:table-cell office:value-type="time" office:time-value="PT0H1M4S" table:formula="of:=[.D4]-[.C4]" table:style-name="ce9">
            <text:p>01:04.0</text:p>
          </table:table-cell>
          <table:table-cell table:number-columns-repeated="16375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time" office:time-value="PT3H3M46S" table:style-name="ce10">
            <text:p>3:03:46</text:p>
          </table:table-cell>
          <table:table-cell office:value-type="time" office:time-value="PT3H13M50S" table:style-name="ce10">
            <text:p>3:13:50</text:p>
          </table:table-cell>
          <table:table-cell office:value-type="time" office:time-value="PT3H14M22S" table:style-name="ce10">
            <text:p>3:14:22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time" office:time-value="PT0H10M4S" table:formula="of:=[.C5]-[.B5]" table:style-name="ce9">
            <text:p>10:04.0</text:p>
          </table:table-cell>
          <table:table-cell office:value-type="time" office:time-value="PT0H0M32S" table:formula="of:=[.D5]-[.C5]" table:style-name="ce9">
            <text:p>00:32.0</text:p>
          </table:table-cell>
          <table:table-cell table:number-columns-repeated="16375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time" office:time-value="PT3H5M10S" table:style-name="ce10">
            <text:p>3:05:10</text:p>
          </table:table-cell>
          <table:table-cell office:value-type="time" office:time-value="PT3H14M43S" table:style-name="ce10">
            <text:p>3:14:43</text:p>
          </table:table-cell>
          <table:table-cell office:value-type="time" office:time-value="PT3H15M41S" table:style-name="ce10">
            <text:p>3:15:41</text:p>
          </table:table-cell>
          <table:table-cell office:value-type="float" office:value="0" table:style-name="ce8">
            <text:p>0</text:p>
          </table:table-cell>
          <table:table-cell office:value-type="float" office:value="18" table:style-name="ce8">
            <text:p>18</text:p>
          </table:table-cell>
          <table:table-cell office:value-type="float" office:value="1" table:style-name="ce8">
            <text:p>1</text:p>
          </table:table-cell>
          <table:table-cell office:value-type="time" office:time-value="PT0H9M33S" table:formula="of:=[.C6]-[.B6]" table:style-name="ce9">
            <text:p>09:33.0</text:p>
          </table:table-cell>
          <table:table-cell office:value-type="time" office:time-value="PT0H0M58S" table:formula="of:=[.D6]-[.C6]" table:style-name="ce9">
            <text:p>00:58.0</text:p>
          </table:table-cell>
          <table:table-cell table:number-columns-repeated="16375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time" office:time-value="PT3H5M53S" table:style-name="ce10">
            <text:p>3:05:53</text:p>
          </table:table-cell>
          <table:table-cell office:value-type="time" office:time-value="PT3H16M12S" table:style-name="ce10">
            <text:p>3:16:12</text:p>
          </table:table-cell>
          <table:table-cell office:value-type="time" office:time-value="PT3H16M51S" table:style-name="ce10">
            <text:p>3:16:5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time" office:time-value="PT0H10M19S" table:formula="of:=[.C7]-[.B7]" table:style-name="ce9">
            <text:p>10:19.0</text:p>
          </table:table-cell>
          <table:table-cell office:value-type="time" office:time-value="PT0H0M39S" table:formula="of:=[.D7]-[.C7]" table:style-name="ce9">
            <text:p>00:39.0</text:p>
          </table:table-cell>
          <table:table-cell table:number-columns-repeated="16375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time" office:time-value="PT3H7M50S" table:style-name="ce10">
            <text:p>3:07:50</text:p>
          </table:table-cell>
          <table:table-cell office:value-type="time" office:time-value="PT3H15M29S" table:style-name="ce10">
            <text:p>3:15:29</text:p>
          </table:table-cell>
          <table:table-cell office:value-type="time" office:time-value="PT3H16M32S" table:style-name="ce10">
            <text:p>3:16:32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time" office:time-value="PT0H7M39S" table:formula="of:=[.C8]-[.B8]" table:style-name="ce9">
            <text:p>07:39.0</text:p>
          </table:table-cell>
          <table:table-cell office:value-type="time" office:time-value="PT0H1M3S" table:formula="of:=[.D8]-[.C8]" table:style-name="ce9">
            <text:p>01:03.0</text:p>
          </table:table-cell>
          <table:table-cell table:number-columns-repeated="16375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time" office:time-value="PT3H8M13S" table:style-name="ce10">
            <text:p>3:08:13</text:p>
          </table:table-cell>
          <table:table-cell office:value-type="time" office:time-value="PT3H17M16S" table:style-name="ce10">
            <text:p>3:17:16</text:p>
          </table:table-cell>
          <table:table-cell office:value-type="time" office:time-value="PT3H17M41S" table:style-name="ce10">
            <text:p>3:17:4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time" office:time-value="PT0H9M3S" table:formula="of:=[.C9]-[.B9]" table:style-name="ce9">
            <text:p>09:03.0</text:p>
          </table:table-cell>
          <table:table-cell office:value-type="time" office:time-value="PT0H0M25S" table:formula="of:=[.D9]-[.C9]" table:style-name="ce9">
            <text:p>00:25.0</text:p>
          </table:table-cell>
          <table:table-cell table:number-columns-repeated="16375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time" office:time-value="PT3H9M20S" table:style-name="ce10">
            <text:p>3:09:20</text:p>
          </table:table-cell>
          <table:table-cell office:value-type="time" office:time-value="PT3H10M57S" table:style-name="ce10">
            <text:p>3:10:57</text:p>
          </table:table-cell>
          <table:table-cell office:value-type="time" office:time-value="PT3H11M25S" table:style-name="ce10">
            <text:p>3:11:25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time" office:time-value="PT0H1M37S" table:formula="of:=[.C10]-[.B10]" table:style-name="ce9">
            <text:p>01:37.0</text:p>
          </table:table-cell>
          <table:table-cell office:value-type="time" office:time-value="PT0H0M28S" table:formula="of:=[.D10]-[.C10]" table:style-name="ce9">
            <text:p>00:28.0</text:p>
          </table:table-cell>
          <table:table-cell table:number-columns-repeated="16375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time" office:time-value="PT3H11M26S" table:style-name="ce10">
            <text:p>3:11:26</text:p>
          </table:table-cell>
          <table:table-cell office:value-type="time" office:time-value="PT3H17M58S" table:style-name="ce10">
            <text:p>3:17:58</text:p>
          </table:table-cell>
          <table:table-cell office:value-type="time" office:time-value="PT3H18M32S" table:style-name="ce10">
            <text:p>3:18:32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0" table:style-name="ce8">
            <text:p>0</text:p>
          </table:table-cell>
          <table:table-cell office:value-type="time" office:time-value="PT0H6M32S" table:formula="of:=[.C11]-[.B11]" table:style-name="ce9">
            <text:p>06:32.0</text:p>
          </table:table-cell>
          <table:table-cell office:value-type="time" office:time-value="PT0H0M34S" table:formula="of:=[.D11]-[.C11]" table:style-name="ce9">
            <text:p>00:34.0</text:p>
          </table:table-cell>
          <table:table-cell table:number-columns-repeated="16375"/>
        </table:table-row>
        <table:table-row table:style-name="ro2">
          <table:table-cell office:value-type="float" office:value="11" table:style-name="ce6">
            <text:p>11</text:p>
          </table:table-cell>
          <table:table-cell office:value-type="time" office:time-value="PT3H12M16S" table:style-name="ce10">
            <text:p>3:12:1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time" office:time-value="PT3H12M40S" table:style-name="ce10">
            <text:p>3:12:4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time" office:time-value="PT0H0M24S" table:formula="of:=[.E12]-[.B12]" table:style-name="ce9">
            <text:p>00:24.0</text:p>
          </table:table-cell>
          <table:table-cell office:value-type="float" office:value="0" table:formula="of:=[.D12]-[.C12]" table:style-name="ce6">
            <text:p>0</text:p>
          </table:table-cell>
          <table:table-cell table:number-columns-repeated="16375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time" office:time-value="PT3H12M45S" table:style-name="ce10">
            <text:p>3:12:45</text:p>
          </table:table-cell>
          <table:table-cell office:value-type="time" office:time-value="PT3H18M57S" table:style-name="ce10">
            <text:p>3:18:57</text:p>
          </table:table-cell>
          <table:table-cell office:value-type="time" office:time-value="PT3H19M51S" table:style-name="ce10">
            <text:p>3:19:5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time" office:time-value="PT0H6M12S" table:formula="of:=[.C13]-[.B13]" table:style-name="ce9">
            <text:p>06:12.0</text:p>
          </table:table-cell>
          <table:table-cell office:value-type="time" office:time-value="PT0H0M54S" table:formula="of:=[.D13]-[.C13]" table:style-name="ce9">
            <text:p>00:54.0</text:p>
          </table:table-cell>
          <table:table-cell table:number-columns-repeated="16375"/>
        </table:table-row>
        <table:table-row table:style-name="ro2">
          <table:table-cell office:value-type="float" office:value="13" table:style-name="ce6">
            <text:p>13</text:p>
          </table:table-cell>
          <table:table-cell office:value-type="time" office:time-value="PT3H15M0S" table:style-name="ce10">
            <text:p>3:15:00</text:p>
          </table:table-cell>
          <table:table-cell office:value-type="time" office:time-value="PT3H20M5S" table:style-name="ce10">
            <text:p>3:20:05</text:p>
          </table:table-cell>
          <table:table-cell office:value-type="time" office:time-value="PT3H20M15S" table:style-name="ce10">
            <text:p>3:20:15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time" office:time-value="PT0H5M5S" table:formula="of:=[.C14]-[.B14]" table:style-name="ce9">
            <text:p>05:05.0</text:p>
          </table:table-cell>
          <table:table-cell office:value-type="time" office:time-value="PT0H0M10S" table:formula="of:=[.D14]-[.C14]" table:style-name="ce9">
            <text:p>00:10.0</text:p>
          </table:table-cell>
          <table:table-cell table:number-columns-repeated="16375"/>
        </table:table-row>
        <table:table-row table:style-name="ro2">
          <table:table-cell office:value-type="float" office:value="14" table:style-name="ce6">
            <text:p>14</text:p>
          </table:table-cell>
          <table:table-cell office:value-type="time" office:time-value="PT3H15M20S" table:style-name="ce10">
            <text:p>3:15:20</text:p>
          </table:table-cell>
          <table:table-cell office:value-type="time" office:time-value="PT3H20M31S" table:style-name="ce10">
            <text:p>3:20:31</text:p>
          </table:table-cell>
          <table:table-cell office:value-type="time" office:time-value="PT3H21M58S" table:style-name="ce10">
            <text:p>3:21:58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time" office:time-value="PT0H5M11S" table:formula="of:=[.C15]-[.B15]" table:style-name="ce9">
            <text:p>05:11.0</text:p>
          </table:table-cell>
          <table:table-cell office:value-type="time" office:time-value="PT0H1M27S" table:formula="of:=[.D15]-[.C15]" table:style-name="ce9">
            <text:p>01:27.0</text:p>
          </table:table-cell>
          <table:table-cell table:number-columns-repeated="16375"/>
        </table:table-row>
        <table:table-row table:style-name="ro2">
          <table:table-cell office:value-type="float" office:value="15" table:style-name="ce6">
            <text:p>15</text:p>
          </table:table-cell>
          <table:table-cell office:value-type="time" office:time-value="PT3H15M33S" table:style-name="ce10">
            <text:p>3:15:33</text:p>
          </table:table-cell>
          <table:table-cell office:value-type="time" office:time-value="PT3H22M9S" table:style-name="ce10">
            <text:p>3:22:09</text:p>
          </table:table-cell>
          <table:table-cell office:value-type="time" office:time-value="PT3H23M18S" table:style-name="ce10">
            <text:p>3:23:18</text:p>
          </table:table-cell>
          <table:table-cell office:value-type="float" office:value="0" table:style-name="ce6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1" table:style-name="ce8">
            <text:p>1</text:p>
          </table:table-cell>
          <table:table-cell office:value-type="time" office:time-value="PT0H6M36S" table:formula="of:=[.C16]-[.B16]" table:style-name="ce9">
            <text:p>06:36.0</text:p>
          </table:table-cell>
          <table:table-cell office:value-type="time" office:time-value="PT0H1M9S" table:formula="of:=[.D16]-[.C16]" table:style-name="ce9">
            <text:p>01:09.0</text:p>
          </table:table-cell>
          <table:table-cell table:number-columns-repeated="16375"/>
        </table:table-row>
        <table:table-row table:style-name="ro2">
          <table:table-cell office:value-type="float" office:value="16" table:style-name="ce6">
            <text:p>16</text:p>
          </table:table-cell>
          <table:table-cell office:value-type="time" office:time-value="PT3H16M4S" table:style-name="ce10">
            <text:p>3:16:04</text:p>
          </table:table-cell>
          <table:table-cell office:value-type="time" office:time-value="PT3H23M18S" table:style-name="ce10">
            <text:p>3:23:18</text:p>
          </table:table-cell>
          <table:table-cell office:value-type="time" office:time-value="PT3H24M10S" table:style-name="ce10">
            <text:p>3:24:10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time" office:time-value="PT0H7M14S" table:formula="of:=[.C17]-[.B17]" table:style-name="ce9">
            <text:p>07:14.0</text:p>
          </table:table-cell>
          <table:table-cell office:value-type="time" office:time-value="PT0H0M52S" table:formula="of:=[.D17]-[.C17]" table:style-name="ce9">
            <text:p>00:52.0</text:p>
          </table:table-cell>
          <table:table-cell table:number-columns-repeated="16375"/>
        </table:table-row>
        <table:table-row table:style-name="ro2">
          <table:table-cell office:value-type="float" office:value="17" table:style-name="ce6">
            <text:p>17</text:p>
          </table:table-cell>
          <table:table-cell office:value-type="time" office:time-value="PT3H19M37S" table:style-name="ce10">
            <text:p>3:19:37</text:p>
          </table:table-cell>
          <table:table-cell office:value-type="time" office:time-value="PT3H24M15S" table:style-name="ce10">
            <text:p>3:24:15</text:p>
          </table:table-cell>
          <table:table-cell office:value-type="time" office:time-value="PT3H24M42S" table:style-name="ce10">
            <text:p>3:24:42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time" office:time-value="PT0H4M38S" table:formula="of:=[.C18]-[.B18]" table:style-name="ce9">
            <text:p>04:38.0</text:p>
          </table:table-cell>
          <table:table-cell office:value-type="time" office:time-value="PT0H0M27S" table:formula="of:=[.D18]-[.C18]" table:style-name="ce9">
            <text:p>00:27.0</text:p>
          </table:table-cell>
          <table:table-cell table:number-columns-repeated="16375"/>
        </table:table-row>
        <table:table-row table:style-name="ro2">
          <table:table-cell office:value-type="float" office:value="18" table:style-name="ce6">
            <text:p>18</text:p>
          </table:table-cell>
          <table:table-cell office:value-type="time" office:time-value="PT3H20M17S" table:style-name="ce10">
            <text:p>3:20:17</text:p>
          </table:table-cell>
          <table:table-cell office:value-type="time" office:time-value="PT3H24M51S" table:style-name="ce10">
            <text:p>3:24:51</text:p>
          </table:table-cell>
          <table:table-cell office:value-type="time" office:time-value="PT3H25M42S" table:style-name="ce10">
            <text:p>3:25:42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time" office:time-value="PT0H4M34S" table:formula="of:=[.C19]-[.B19]" table:style-name="ce9">
            <text:p>04:34.0</text:p>
          </table:table-cell>
          <table:table-cell office:value-type="time" office:time-value="PT0H0M51S" table:formula="of:=[.D19]-[.C19]" table:style-name="ce9">
            <text:p>00:51.0</text:p>
          </table:table-cell>
          <table:table-cell table:number-columns-repeated="16375"/>
        </table:table-row>
        <table:table-row table:style-name="ro2">
          <table:table-cell office:value-type="float" office:value="19" table:style-name="ce6">
            <text:p>19</text:p>
          </table:table-cell>
          <table:table-cell office:value-type="time" office:time-value="PT3H21M0S" table:style-name="ce10">
            <text:p>3:21:00</text:p>
          </table:table-cell>
          <table:table-cell office:value-type="time" office:time-value="PT3H25M44S" table:style-name="ce10">
            <text:p>3:25:44</text:p>
          </table:table-cell>
          <table:table-cell office:value-type="time" office:time-value="PT3H26M46S" table:style-name="ce10">
            <text:p>3:26:46</text:p>
          </table:table-cell>
          <table:table-cell office:value-type="float" office:value="0" table:style-name="ce6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0" table:style-name="ce8">
            <text:p>0</text:p>
          </table:table-cell>
          <table:table-cell office:value-type="time" office:time-value="PT0H4M44S" table:formula="of:=[.C20]-[.B20]" table:style-name="ce9">
            <text:p>04:44.0</text:p>
          </table:table-cell>
          <table:table-cell office:value-type="time" office:time-value="PT0H1M2S" table:formula="of:=[.D20]-[.C20]" table:style-name="ce9">
            <text:p>01:02.0</text:p>
          </table:table-cell>
          <table:table-cell table:number-columns-repeated="16375"/>
        </table:table-row>
        <table:table-row table:style-name="ro2">
          <table:table-cell office:value-type="float" office:value="20" table:style-name="ce6">
            <text:p>20</text:p>
          </table:table-cell>
          <table:table-cell office:value-type="time" office:time-value="PT3H22M9S" table:style-name="ce10">
            <text:p>3:22:09</text:p>
          </table:table-cell>
          <table:table-cell office:value-type="time" office:time-value="PT3H27M25S" table:style-name="ce10">
            <text:p>3:27:25</text:p>
          </table:table-cell>
          <table:table-cell office:value-type="time" office:time-value="PT3H29M7S" table:style-name="ce10">
            <text:p>3:29:07</text:p>
          </table:table-cell>
          <table:table-cell office:value-type="float" office:value="0" table:style-name="ce6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0" table:style-name="ce8">
            <text:p>0</text:p>
          </table:table-cell>
          <table:table-cell office:value-type="time" office:time-value="PT0H5M16S" table:formula="of:=[.C21]-[.B21]" table:style-name="ce9">
            <text:p>05:16.0</text:p>
          </table:table-cell>
          <table:table-cell office:value-type="time" office:time-value="PT0H1M42S" table:formula="of:=[.D21]-[.C21]" table:style-name="ce9">
            <text:p>01:42.0</text:p>
          </table:table-cell>
          <table:table-cell table:number-columns-repeated="16375"/>
        </table:table-row>
        <table:table-row table:style-name="ro2">
          <table:table-cell office:value-type="float" office:value="21" table:style-name="ce6">
            <text:p>21</text:p>
          </table:table-cell>
          <table:table-cell office:value-type="time" office:time-value="PT3H23M21S" table:style-name="ce10">
            <text:p>3:23:21</text:p>
          </table:table-cell>
          <table:table-cell office:value-type="time" office:time-value="PT3H29M9S" table:style-name="ce10">
            <text:p>3:29:09</text:p>
          </table:table-cell>
          <table:table-cell office:value-type="time" office:time-value="PT3H32M10S" table:style-name="ce10">
            <text:p>3:32:10</text:p>
          </table:table-cell>
          <table:table-cell office:value-type="float" office:value="0" table:style-name="ce6">
            <text:p>0</text:p>
          </table:table-cell>
          <table:table-cell office:value-type="float" office:value="20" table:style-name="ce8">
            <text:p>20</text:p>
          </table:table-cell>
          <table:table-cell office:value-type="float" office:value="1" table:style-name="ce8">
            <text:p>1</text:p>
          </table:table-cell>
          <table:table-cell office:value-type="time" office:time-value="PT0H5M48S" table:formula="of:=[.C22]-[.B22]" table:style-name="ce9">
            <text:p>05:48.0</text:p>
          </table:table-cell>
          <table:table-cell office:value-type="time" office:time-value="PT0H3M1S" table:formula="of:=[.D22]-[.C22]" table:style-name="ce9">
            <text:p>03:01.0</text:p>
          </table:table-cell>
          <table:table-cell table:number-columns-repeated="16375"/>
        </table:table-row>
        <table:table-row table:style-name="ro2">
          <table:table-cell table:style-name="ce6"/>
          <table:table-cell table:number-columns-repeated="3" table:style-name="ce11"/>
          <table:table-cell table:style-name="ce7"/>
          <table:table-cell table:number-columns-repeated="2" table:style-name="ce8"/>
          <table:table-cell table:number-columns-repeated="2" table:style-name="ce9"/>
          <table:table-cell table:number-columns-repeated="16375"/>
        </table:table-row>
        <table:table-row table:number-rows-repeated="1048553" table:style-name="ro2">
          <table:table-cell table:number-columns-repeated="16384"/>
        </table:table-row>
      </table:table>
      <table:table table:name="KerschelSanjay" table:style-name="ta2">
        <table:table-column table:style-name="co2" table:default-cell-style-name="ce6"/>
        <table:table-column table:style-name="co3" table:number-columns-repeated="4" table:default-cell-style-name="ce6"/>
        <table:table-column table:style-name="co6" table:default-cell-style-name="ce6"/>
        <table:table-column table:style-name="co2" table:default-cell-style-name="ce6"/>
        <table:table-column table:style-name="co6" table:number-columns-repeated="2" table:default-cell-style-name="ce9"/>
        <table:table-column table:style-name="co2" table:number-columns-repeated="16375" table:default-cell-style-name="ce6"/>
        <table:table-row table:style-name="ro2">
          <table:table-cell office:value-type="string" table:style-name="ce6">
            <text:p>#</text:p>
          </table:table-cell>
          <table:table-cell office:value-type="string" table:style-name="ce6">
            <text:p>Arrival</text:p>
          </table:table-cell>
          <table:table-cell office:value-type="string" table:style-name="ce6">
            <text:p>Service Start</text:p>
          </table:table-cell>
          <table:table-cell office:value-type="string" table:style-name="ce6">
            <text:p>Service End</text:p>
          </table:table-cell>
          <table:table-cell office:value-type="string" table:style-name="ce7">
            <text:p>Drop Time</text:p>
          </table:table-cell>
          <table:table-cell office:value-type="string" table:style-name="ce8">
            <text:p># Items</text:p>
          </table:table-cell>
          <table:table-cell office:value-type="string" table:style-name="ce8">
            <text:p>Card</text:p>
          </table:table-cell>
          <table:table-cell office:value-type="string" table:style-name="ce9">
            <text:p>Wait Time</text:p>
          </table:table-cell>
          <table:table-cell office:value-type="string" table:style-name="ce9">
            <text:p>Service Time</text:p>
          </table:table-cell>
          <table:table-cell table:number-columns-repeated="16375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time" office:time-value="PT3H35M46S" table:style-name="ce10">
            <text:p>3:35:46</text:p>
          </table:table-cell>
          <table:table-cell office:value-type="time" office:time-value="PT3H44M35S" table:style-name="ce10">
            <text:p>3:44:35</text:p>
          </table:table-cell>
          <table:table-cell office:value-type="time" office:time-value="PT3H50M43S" table:style-name="ce10">
            <text:p>3:50:43</text:p>
          </table:table-cell>
          <table:table-cell office:value-type="float" office:value="0" table:style-name="ce6">
            <text:p>0</text:p>
          </table:table-cell>
          <table:table-cell office:value-type="float" office:value="54" table:style-name="ce8">
            <text:p>54</text:p>
          </table:table-cell>
          <table:table-cell office:value-type="float" office:value="1" table:style-name="ce8">
            <text:p>1</text:p>
          </table:table-cell>
          <table:table-cell office:value-type="time" office:time-value="PT0H8M49S" table:formula="of:=[.C2]-[.B2]" table:style-name="ce9">
            <text:p>08:49.0</text:p>
          </table:table-cell>
          <table:table-cell office:value-type="time" office:time-value="PT0H6M8S" table:formula="of:=[.D2]-[.C2]" table:style-name="ce9">
            <text:p>06:08.0</text:p>
          </table:table-cell>
          <table:table-cell table:number-columns-repeated="16375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time" office:time-value="PT3H36M30S" table:style-name="ce10">
            <text:p>3:36:30</text:p>
          </table:table-cell>
          <table:table-cell office:value-type="time" office:time-value="PT3H51M51S" table:style-name="ce10">
            <text:p>3:51:51</text:p>
          </table:table-cell>
          <table:table-cell office:value-type="time" office:time-value="PT3H55M19S" table:style-name="ce10">
            <text:p>3:55:19</text:p>
          </table:table-cell>
          <table:table-cell office:value-type="float" office:value="0" table:style-name="ce6">
            <text:p>0</text:p>
          </table:table-cell>
          <table:table-cell office:value-type="float" office:value="35" table:style-name="ce8">
            <text:p>35</text:p>
          </table:table-cell>
          <table:table-cell office:value-type="float" office:value="0" table:style-name="ce8">
            <text:p>0</text:p>
          </table:table-cell>
          <table:table-cell office:value-type="time" office:time-value="PT0H15M21S" table:formula="of:=[.C3]-[.B3]" table:style-name="ce9">
            <text:p>15:21.0</text:p>
          </table:table-cell>
          <table:table-cell office:value-type="time" office:time-value="PT0H3M28S" table:formula="of:=[.D3]-[.C3]" table:style-name="ce9">
            <text:p>03:28.0</text:p>
          </table:table-cell>
          <table:table-cell table:number-columns-repeated="16375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time" office:time-value="PT3H38M50S" table:style-name="ce10">
            <text:p>3:38:50</text:p>
          </table:table-cell>
          <table:table-cell office:value-type="time" office:time-value="PT3H55M32S" table:style-name="ce10">
            <text:p>3:55:32</text:p>
          </table:table-cell>
          <table:table-cell office:value-type="time" office:time-value="PT3H57M30S" table:style-name="ce10">
            <text:p>3:57:30</text:p>
          </table:table-cell>
          <table:table-cell office:value-type="float" office:value="0" table:style-name="ce6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0" table:style-name="ce8">
            <text:p>0</text:p>
          </table:table-cell>
          <table:table-cell office:value-type="time" office:time-value="PT0H16M42S" table:formula="of:=[.C4]-[.B4]" table:style-name="ce9">
            <text:p>16:42.0</text:p>
          </table:table-cell>
          <table:table-cell office:value-type="time" office:time-value="PT0H1M58S" table:formula="of:=[.D4]-[.C4]" table:style-name="ce9">
            <text:p>01:58.0</text:p>
          </table:table-cell>
          <table:table-cell table:number-columns-repeated="16375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time" office:time-value="PT3H43M40S" table:style-name="ce10">
            <text:p>3:43:4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time" office:time-value="PT3H44M49S" table:style-name="ce10">
            <text:p>3:44:4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time" office:time-value="PT0H1M9S" table:formula="of:=[.E5]-[.B5]" table:style-name="ce9">
            <text:p>01:09.0</text:p>
          </table:table-cell>
          <table:table-cell office:value-type="time" office:time-value="PT0H0M0S" table:formula="of:=[.D5]-[.C5]" table:style-name="ce9">
            <text:p>00:00.0</text:p>
          </table:table-cell>
          <table:table-cell table:number-columns-repeated="16375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time" office:time-value="PT3H45M10S" table:style-name="ce10">
            <text:p>3:45:10</text:p>
          </table:table-cell>
          <table:table-cell office:value-type="time" office:time-value="PT3H57M50S" table:style-name="ce10">
            <text:p>3:57:50</text:p>
          </table:table-cell>
          <table:table-cell office:value-type="time" office:time-value="PT3H58M39S" table:style-name="ce10">
            <text:p>3:58:39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time" office:time-value="PT0H12M40S" table:formula="of:=[.C6]-[.B6]" table:style-name="ce9">
            <text:p>12:40.0</text:p>
          </table:table-cell>
          <table:table-cell office:value-type="time" office:time-value="PT0H0M49S" table:formula="of:=[.D6]-[.C6]" table:style-name="ce9">
            <text:p>00:49.0</text:p>
          </table:table-cell>
          <table:table-cell table:number-columns-repeated="16375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time" office:time-value="PT3H47M13S" table:style-name="ce10">
            <text:p>3:47:13</text:p>
          </table:table-cell>
          <table:table-cell office:value-type="time" office:time-value="PT3H58M50S" table:style-name="ce10">
            <text:p>3:58:50</text:p>
          </table:table-cell>
          <table:table-cell office:value-type="time" office:time-value="PT4H0M4S" table:style-name="ce10">
            <text:p>4:00:04</text:p>
          </table:table-cell>
          <table:table-cell office:value-type="float" office:value="0" table:style-name="ce6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0" table:style-name="ce8">
            <text:p>0</text:p>
          </table:table-cell>
          <table:table-cell office:value-type="time" office:time-value="PT0H11M37S" table:formula="of:=[.C7]-[.B7]" table:style-name="ce9">
            <text:p>11:37.0</text:p>
          </table:table-cell>
          <table:table-cell office:value-type="time" office:time-value="PT0H1M14S" table:formula="of:=[.D7]-[.C7]" table:style-name="ce9">
            <text:p>01:14.0</text:p>
          </table:table-cell>
          <table:table-cell table:number-columns-repeated="16375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time" office:time-value="PT3H47M53S" table:style-name="ce10">
            <text:p>3:47:53</text:p>
          </table:table-cell>
          <table:table-cell office:value-type="time" office:time-value="PT4H1M2S" table:style-name="ce10">
            <text:p>4:01:02</text:p>
          </table:table-cell>
          <table:table-cell office:value-type="time" office:time-value="PT4H2M13S" table:style-name="ce10">
            <text:p>4:02:13</text:p>
          </table:table-cell>
          <table:table-cell office:value-type="float" office:value="0" table:style-name="ce6">
            <text:p>0</text:p>
          </table:table-cell>
          <table:table-cell office:value-type="float" office:value="20" table:style-name="ce8">
            <text:p>20</text:p>
          </table:table-cell>
          <table:table-cell office:value-type="float" office:value="0" table:style-name="ce8">
            <text:p>0</text:p>
          </table:table-cell>
          <table:table-cell office:value-type="time" office:time-value="PT0H13M9S" table:formula="of:=[.C8]-[.B8]" table:style-name="ce9">
            <text:p>13:09.0</text:p>
          </table:table-cell>
          <table:table-cell office:value-type="time" office:time-value="PT0H1M11S" table:formula="of:=[.D8]-[.C8]" table:style-name="ce9">
            <text:p>01:11.0</text:p>
          </table:table-cell>
          <table:table-cell table:number-columns-repeated="16375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time" office:time-value="PT3H51M10S" table:style-name="ce10">
            <text:p>3:51:1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time" office:time-value="PT3H54M49S" table:style-name="ce10">
            <text:p>3:54:4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time" office:time-value="PT0H3M39S" table:formula="of:=[.E9]-[.B9]" table:style-name="ce9">
            <text:p>03:39.0</text:p>
          </table:table-cell>
          <table:table-cell office:value-type="time" office:time-value="PT0H0M0S" table:formula="of:=[.D9]-[.C9]" table:style-name="ce9">
            <text:p>00:00.0</text:p>
          </table:table-cell>
          <table:table-cell table:number-columns-repeated="16375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time" office:time-value="PT3H55M5S" table:style-name="ce10">
            <text:p>3:55:05</text:p>
          </table:table-cell>
          <table:table-cell office:value-type="time" office:time-value="PT4H2M13S" table:style-name="ce10">
            <text:p>4:02:13</text:p>
          </table:table-cell>
          <table:table-cell office:value-type="time" office:time-value="PT4H9M28S" table:style-name="ce10">
            <text:p>4:09:28</text:p>
          </table:table-cell>
          <table:table-cell office:value-type="float" office:value="0" table:style-name="ce6">
            <text:p>0</text:p>
          </table:table-cell>
          <table:table-cell office:value-type="float" office:value="74" table:style-name="ce8">
            <text:p>74</text:p>
          </table:table-cell>
          <table:table-cell office:value-type="float" office:value="1" table:style-name="ce8">
            <text:p>1</text:p>
          </table:table-cell>
          <table:table-cell office:value-type="time" office:time-value="PT0H7M8S" table:formula="of:=[.C10]-[.B10]" table:style-name="ce9">
            <text:p>07:08.0</text:p>
          </table:table-cell>
          <table:table-cell office:value-type="time" office:time-value="PT0H7M15S" table:formula="of:=[.D10]-[.C10]" table:style-name="ce9">
            <text:p>07:15.0</text:p>
          </table:table-cell>
          <table:table-cell table:number-columns-repeated="16375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time" office:time-value="PT3H56M40S" table:style-name="ce10">
            <text:p>3:56:40</text:p>
          </table:table-cell>
          <table:table-cell office:value-type="time" office:time-value="PT4H12M7S" table:style-name="ce10">
            <text:p>4:12:07</text:p>
          </table:table-cell>
          <table:table-cell office:value-type="time" office:time-value="PT4H15M39S" table:style-name="ce10">
            <text:p>4:15:39</text:p>
          </table:table-cell>
          <table:table-cell office:value-type="float" office:value="0" table:style-name="ce6">
            <text:p>0</text:p>
          </table:table-cell>
          <table:table-cell office:value-type="float" office:value="23" table:style-name="ce8">
            <text:p>23</text:p>
          </table:table-cell>
          <table:table-cell office:value-type="float" office:value="0" table:style-name="ce8">
            <text:p>0</text:p>
          </table:table-cell>
          <table:table-cell office:value-type="time" office:time-value="PT0H15M27S" table:formula="of:=[.C11]-[.B11]" table:style-name="ce9">
            <text:p>15:27.0</text:p>
          </table:table-cell>
          <table:table-cell office:value-type="time" office:time-value="PT0H3M32S" table:formula="of:=[.D11]-[.C11]" table:style-name="ce9">
            <text:p>03:32.0</text:p>
          </table:table-cell>
          <table:table-cell table:number-columns-repeated="16375"/>
        </table:table-row>
        <table:table-row table:style-name="ro2">
          <table:table-cell office:value-type="float" office:value="11" table:style-name="ce6">
            <text:p>11</text:p>
          </table:table-cell>
          <table:table-cell office:value-type="time" office:time-value="PT4H1M54S" table:style-name="ce10">
            <text:p>4:01:54</text:p>
          </table:table-cell>
          <table:table-cell office:value-type="time" office:time-value="PT4H15M39S" table:style-name="ce10">
            <text:p>4:15:39</text:p>
          </table:table-cell>
          <table:table-cell office:value-type="time" office:time-value="PT4H16M16S" table:style-name="ce10">
            <text:p>4:16:16</text:p>
          </table:table-cell>
          <table:table-cell office:value-type="float" office:value="0" table:style-name="ce6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0" table:style-name="ce8">
            <text:p>0</text:p>
          </table:table-cell>
          <table:table-cell office:value-type="time" office:time-value="PT0H13M45S" table:formula="of:=[.C12]-[.B12]" table:style-name="ce9">
            <text:p>13:45.0</text:p>
          </table:table-cell>
          <table:table-cell office:value-type="time" office:time-value="PT0H0M37S" table:formula="of:=[.D12]-[.C12]" table:style-name="ce9">
            <text:p>00:37.0</text:p>
          </table:table-cell>
          <table:table-cell table:number-columns-repeated="16375"/>
        </table:table-row>
        <table:table-row table:number-rows-repeated="4" table:style-name="ro2">
          <table:table-cell table:style-name="ce6"/>
          <table:table-cell table:number-columns-repeated="5" table:style-name="ce12"/>
          <table:table-cell table:style-name="ce6"/>
          <table:table-cell table:number-columns-repeated="2" table:style-name="ce9"/>
          <table:table-cell table:number-columns-repeated="16375"/>
        </table:table-row>
        <table:table-row table:number-rows-repeated="6" table:style-name="ro2">
          <table:table-cell/>
          <table:table-cell table:number-columns-repeated="5" table:style-name="ce12"/>
          <table:table-cell table:number-columns-repeated="16378"/>
        </table:table-row>
        <table:table-row table:number-rows-repeated="1048554" table:style-name="ro2">
          <table:table-cell table:number-columns-repeated="16384"/>
        </table:table-row>
      </table:table>
      <table:table table:name="RondellGerard" table:style-name="ta2">
        <table:table-column table:style-name="co2" table:default-cell-style-name="ce6"/>
        <table:table-column table:style-name="co3" table:number-columns-repeated="4" table:default-cell-style-name="ce6"/>
        <table:table-column table:style-name="co6" table:default-cell-style-name="ce8"/>
        <table:table-column table:style-name="co2" table:default-cell-style-name="ce6"/>
        <table:table-column table:style-name="co6" table:number-columns-repeated="2" table:default-cell-style-name="ce9"/>
        <table:table-column table:style-name="co2" table:number-columns-repeated="16375" table:default-cell-style-name="ce6"/>
        <table:table-row table:style-name="ro2">
          <table:table-cell office:value-type="string" table:style-name="ce6">
            <text:p>#</text:p>
          </table:table-cell>
          <table:table-cell office:value-type="string" table:style-name="ce6">
            <text:p>Arrival</text:p>
          </table:table-cell>
          <table:table-cell office:value-type="string" table:style-name="ce6">
            <text:p>Service Start</text:p>
          </table:table-cell>
          <table:table-cell office:value-type="string" table:style-name="ce6">
            <text:p>Service End</text:p>
          </table:table-cell>
          <table:table-cell office:value-type="string" table:style-name="ce7">
            <text:p>Drop Time</text:p>
          </table:table-cell>
          <table:table-cell office:value-type="string" table:style-name="ce8">
            <text:p># Items</text:p>
          </table:table-cell>
          <table:table-cell office:value-type="string" table:style-name="ce8">
            <text:p>Card</text:p>
          </table:table-cell>
          <table:table-cell office:value-type="string" table:style-name="ce9">
            <text:p>Wait Time</text:p>
          </table:table-cell>
          <table:table-cell office:value-type="string" table:style-name="ce9">
            <text:p>Service Time</text:p>
          </table:table-cell>
          <table:table-cell table:number-columns-repeated="16375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time" office:time-value="PT2H56M24S" table:style-name="ce10">
            <text:p>2:56:24</text:p>
          </table:table-cell>
          <table:table-cell office:value-type="time" office:time-value="PT2H57M42S" table:style-name="ce10">
            <text:p>2:57:42</text:p>
          </table:table-cell>
          <table:table-cell office:value-type="time" office:time-value="PT3H0M32S" table:style-name="ce10">
            <text:p>3:00:32</text:p>
          </table:table-cell>
          <table:table-cell office:value-type="float" office:value="0" table:style-name="ce6">
            <text:p>0</text:p>
          </table:table-cell>
          <table:table-cell office:value-type="float" office:value="30" table:style-name="ce8">
            <text:p>30</text:p>
          </table:table-cell>
          <table:table-cell office:value-type="float" office:value="1" table:style-name="ce8">
            <text:p>1</text:p>
          </table:table-cell>
          <table:table-cell office:value-type="time" office:time-value="PT0H1M18S" table:formula="of:=[.C2]-[.B2]" table:style-name="ce9">
            <text:p>01:18.0</text:p>
          </table:table-cell>
          <table:table-cell office:value-type="time" office:time-value="PT0H2M50S" table:formula="of:=[.D2]-[.C2]" table:style-name="ce9">
            <text:p>02:50.0</text:p>
          </table:table-cell>
          <table:table-cell table:number-columns-repeated="16375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time" office:time-value="PT2H58M53S" table:style-name="ce10">
            <text:p>2:58:53</text:p>
          </table:table-cell>
          <table:table-cell office:value-type="time" office:time-value="PT3H1M0S" table:style-name="ce10">
            <text:p>3:01:00</text:p>
          </table:table-cell>
          <table:table-cell office:value-type="time" office:time-value="PT3H2M40S" table:style-name="ce10">
            <text:p>3:02:40</text:p>
          </table:table-cell>
          <table:table-cell office:value-type="float" office:value="0" table:style-name="ce6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time" office:time-value="PT0H2M7S" table:formula="of:=[.C3]-[.B3]" table:style-name="ce9">
            <text:p>02:07.0</text:p>
          </table:table-cell>
          <table:table-cell office:value-type="time" office:time-value="PT0H1M40S" table:formula="of:=[.D3]-[.C3]" table:style-name="ce9">
            <text:p>01:40.0</text:p>
          </table:table-cell>
          <table:table-cell table:number-columns-repeated="16375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time" office:time-value="PT2H59M19S" table:style-name="ce10">
            <text:p>2:59:19</text:p>
          </table:table-cell>
          <table:table-cell office:value-type="time" office:time-value="PT3H2M45S" table:style-name="ce10">
            <text:p>3:02:45</text:p>
          </table:table-cell>
          <table:table-cell office:value-type="time" office:time-value="PT3H3M10S" table:style-name="ce10">
            <text:p>3:03:10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time" office:time-value="PT0H3M26S" table:formula="of:=[.C4]-[.B4]" table:style-name="ce9">
            <text:p>03:26.0</text:p>
          </table:table-cell>
          <table:table-cell office:value-type="time" office:time-value="PT0H0M25S" table:formula="of:=[.D4]-[.C4]" table:style-name="ce9">
            <text:p>00:25.0</text:p>
          </table:table-cell>
          <table:table-cell table:number-columns-repeated="16375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time" office:time-value="PT2H59M34S" table:style-name="ce10">
            <text:p>2:59:34</text:p>
          </table:table-cell>
          <table:table-cell office:value-type="time" office:time-value="PT3H3M10S" table:style-name="ce10">
            <text:p>3:03:10</text:p>
          </table:table-cell>
          <table:table-cell office:value-type="time" office:time-value="PT3H3M40S" table:style-name="ce10">
            <text:p>3:03:4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time" office:time-value="PT0H3M36S" table:formula="of:=[.C5]-[.B5]" table:style-name="ce9">
            <text:p>03:36.0</text:p>
          </table:table-cell>
          <table:table-cell office:value-type="time" office:time-value="PT0H0M30S" table:formula="of:=[.D5]-[.C5]" table:style-name="ce9">
            <text:p>00:30.0</text:p>
          </table:table-cell>
          <table:table-cell table:number-columns-repeated="16375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time" office:time-value="PT2H59M44S" table:style-name="ce10">
            <text:p>2:59:44</text:p>
          </table:table-cell>
          <table:table-cell office:value-type="time" office:time-value="PT3H3M40S" table:style-name="ce10">
            <text:p>3:03:40</text:p>
          </table:table-cell>
          <table:table-cell office:value-type="time" office:time-value="PT3H4M51S" table:style-name="ce10">
            <text:p>3:04:51</text:p>
          </table:table-cell>
          <table:table-cell office:value-type="float" office:value="0" table:style-name="ce6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1" table:style-name="ce8">
            <text:p>1</text:p>
          </table:table-cell>
          <table:table-cell office:value-type="time" office:time-value="PT0H3M56S" table:formula="of:=[.C6]-[.B6]" table:style-name="ce9">
            <text:p>03:56.0</text:p>
          </table:table-cell>
          <table:table-cell office:value-type="time" office:time-value="PT0H1M11S" table:formula="of:=[.D6]-[.C6]" table:style-name="ce9">
            <text:p>01:11.0</text:p>
          </table:table-cell>
          <table:table-cell table:number-columns-repeated="16375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time" office:time-value="PT3H0M12S" table:style-name="ce10">
            <text:p>3:00:12</text:p>
          </table:table-cell>
          <table:table-cell office:value-type="time" office:time-value="PT3H4M54S" table:style-name="ce10">
            <text:p>3:04:54</text:p>
          </table:table-cell>
          <table:table-cell office:value-type="time" office:time-value="PT3H5M37S" table:style-name="ce10">
            <text:p>3:05:37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time" office:time-value="PT0H4M42S" table:formula="of:=[.C7]-[.B7]" table:style-name="ce9">
            <text:p>04:42.0</text:p>
          </table:table-cell>
          <table:table-cell office:value-type="time" office:time-value="PT0H0M43S" table:formula="of:=[.D7]-[.C7]" table:style-name="ce9">
            <text:p>00:43.0</text:p>
          </table:table-cell>
          <table:table-cell table:number-columns-repeated="16375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time" office:time-value="PT3H0M50S" table:style-name="ce10">
            <text:p>3:00:50</text:p>
          </table:table-cell>
          <table:table-cell office:value-type="time" office:time-value="PT3H5M52S" table:style-name="ce10">
            <text:p>3:05:52</text:p>
          </table:table-cell>
          <table:table-cell office:value-type="time" office:time-value="PT3H6M8S" table:style-name="ce10">
            <text:p>3:06:08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time" office:time-value="PT0H5M2S" table:formula="of:=[.C8]-[.B8]" table:style-name="ce9">
            <text:p>05:02.0</text:p>
          </table:table-cell>
          <table:table-cell office:value-type="time" office:time-value="PT0H0M16S" table:formula="of:=[.D8]-[.C8]" table:style-name="ce9">
            <text:p>00:16.0</text:p>
          </table:table-cell>
          <table:table-cell table:number-columns-repeated="16375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time" office:time-value="PT3H2M27S" table:style-name="ce10">
            <text:p>3:02:27</text:p>
          </table:table-cell>
          <table:table-cell office:value-type="time" office:time-value="PT3H6M15S" table:style-name="ce10">
            <text:p>3:06:15</text:p>
          </table:table-cell>
          <table:table-cell office:value-type="time" office:time-value="PT3H7M25S" table:style-name="ce10">
            <text:p>3:07:25</text:p>
          </table:table-cell>
          <table:table-cell office:value-type="float" office:value="0" table:style-name="ce6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time" office:time-value="PT0H3M48S" table:formula="of:=[.C9]-[.B9]" table:style-name="ce9">
            <text:p>03:48.0</text:p>
          </table:table-cell>
          <table:table-cell office:value-type="time" office:time-value="PT0H1M10S" table:formula="of:=[.D9]-[.C9]" table:style-name="ce9">
            <text:p>01:10.0</text:p>
          </table:table-cell>
          <table:table-cell table:number-columns-repeated="16375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time" office:time-value="PT3H3M46S" table:style-name="ce10">
            <text:p>3:03:46</text:p>
          </table:table-cell>
          <table:table-cell office:value-type="time" office:time-value="PT3H7M42S" table:style-name="ce10">
            <text:p>3:07:42</text:p>
          </table:table-cell>
          <table:table-cell office:value-type="time" office:time-value="PT3H9M7S" table:style-name="ce10">
            <text:p>3:09:07</text:p>
          </table:table-cell>
          <table:table-cell office:value-type="float" office:value="0" table:style-name="ce6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time" office:time-value="PT0H3M56S" table:formula="of:=[.C10]-[.B10]" table:style-name="ce9">
            <text:p>03:56.0</text:p>
          </table:table-cell>
          <table:table-cell office:value-type="time" office:time-value="PT0H1M25S" table:formula="of:=[.D10]-[.C10]" table:style-name="ce9">
            <text:p>01:25.0</text:p>
          </table:table-cell>
          <table:table-cell table:number-columns-repeated="16375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time" office:time-value="PT3H4M39S" table:style-name="ce10">
            <text:p>3:04:39</text:p>
          </table:table-cell>
          <table:table-cell office:value-type="time" office:time-value="PT3H9M21S" table:style-name="ce10">
            <text:p>3:09:21</text:p>
          </table:table-cell>
          <table:table-cell office:value-type="time" office:time-value="PT3H9M37S" table:style-name="ce10">
            <text:p>3:09:37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time" office:time-value="PT0H4M42S" table:formula="of:=[.C11]-[.B11]" table:style-name="ce9">
            <text:p>04:42.0</text:p>
          </table:table-cell>
          <table:table-cell office:value-type="time" office:time-value="PT0H0M16S" table:formula="of:=[.D11]-[.C11]" table:style-name="ce9">
            <text:p>00:16.0</text:p>
          </table:table-cell>
          <table:table-cell table:number-columns-repeated="16375"/>
        </table:table-row>
        <table:table-row table:style-name="ro2">
          <table:table-cell office:value-type="float" office:value="11" table:style-name="ce6">
            <text:p>11</text:p>
          </table:table-cell>
          <table:table-cell office:value-type="time" office:time-value="PT3H5M8S" table:style-name="ce10">
            <text:p>3:05:08</text:p>
          </table:table-cell>
          <table:table-cell office:value-type="time" office:time-value="PT3H10M30S" table:style-name="ce10">
            <text:p>3:10:30</text:p>
          </table:table-cell>
          <table:table-cell office:value-type="time" office:time-value="PT3H12M45S" table:style-name="ce10">
            <text:p>3:12:45</text:p>
          </table:table-cell>
          <table:table-cell office:value-type="float" office:value="0" table:style-name="ce6">
            <text:p>0</text:p>
          </table:table-cell>
          <table:table-cell office:value-type="float" office:value="18" table:style-name="ce8">
            <text:p>18</text:p>
          </table:table-cell>
          <table:table-cell office:value-type="float" office:value="0" table:style-name="ce8">
            <text:p>0</text:p>
          </table:table-cell>
          <table:table-cell office:value-type="time" office:time-value="PT0H5M22S" table:formula="of:=[.C12]-[.B12]" table:style-name="ce9">
            <text:p>05:22.0</text:p>
          </table:table-cell>
          <table:table-cell office:value-type="time" office:time-value="PT0H2M15S" table:formula="of:=[.D12]-[.C12]" table:style-name="ce9">
            <text:p>02:15.0</text:p>
          </table:table-cell>
          <table:table-cell table:number-columns-repeated="16375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time" office:time-value="PT3H8M51S" table:style-name="ce10">
            <text:p>3:08:5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time" office:time-value="PT3H9M22S" table:style-name="ce10">
            <text:p>3:09:2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time" office:time-value="PT0H0M31S" table:formula="of:=[.E13]-[.B13]" table:style-name="ce9">
            <text:p>00:31.0</text:p>
          </table:table-cell>
          <table:table-cell office:value-type="time" office:time-value="PT0H0M0S" table:formula="of:=[.D13]-[.C13]" table:style-name="ce9">
            <text:p>00:00.0</text:p>
          </table:table-cell>
          <table:table-cell table:number-columns-repeated="16375"/>
        </table:table-row>
        <table:table-row table:style-name="ro2">
          <table:table-cell office:value-type="float" office:value="13" table:style-name="ce6">
            <text:p>13</text:p>
          </table:table-cell>
          <table:table-cell office:value-type="time" office:time-value="PT3H10M17S" table:style-name="ce10">
            <text:p>3:10:17</text:p>
          </table:table-cell>
          <table:table-cell office:value-type="time" office:time-value="PT3H12M48S" table:style-name="ce10">
            <text:p>3:12:48</text:p>
          </table:table-cell>
          <table:table-cell office:value-type="time" office:time-value="PT3H16M54S" table:style-name="ce10">
            <text:p>3:16:54</text:p>
          </table:table-cell>
          <table:table-cell office:value-type="float" office:value="0" table:style-name="ce6">
            <text:p>0</text:p>
          </table:table-cell>
          <table:table-cell office:value-type="float" office:value="15" table:style-name="ce8">
            <text:p>15</text:p>
          </table:table-cell>
          <table:table-cell office:value-type="float" office:value="1" table:style-name="ce8">
            <text:p>1</text:p>
          </table:table-cell>
          <table:table-cell office:value-type="time" office:time-value="PT0H2M31S" table:formula="of:=[.C14]-[.B14]" table:style-name="ce9">
            <text:p>02:31.0</text:p>
          </table:table-cell>
          <table:table-cell office:value-type="time" office:time-value="PT0H4M6S" table:formula="of:=[.D14]-[.C14]" table:style-name="ce9">
            <text:p>04:06.0</text:p>
          </table:table-cell>
          <table:table-cell table:number-columns-repeated="16375"/>
        </table:table-row>
        <table:table-row table:style-name="ro2">
          <table:table-cell office:value-type="float" office:value="14" table:style-name="ce6">
            <text:p>14</text:p>
          </table:table-cell>
          <table:table-cell office:value-type="time" office:time-value="PT3H13M15S" table:style-name="ce10">
            <text:p>3:13:15</text:p>
          </table:table-cell>
          <table:table-cell office:value-type="time" office:time-value="PT3H17M8S" table:style-name="ce10">
            <text:p>3:17:08</text:p>
          </table:table-cell>
          <table:table-cell office:value-type="time" office:time-value="PT3H22M6S" table:style-name="ce10">
            <text:p>3:22:06</text:p>
          </table:table-cell>
          <table:table-cell office:value-type="float" office:value="0" table:style-name="ce6">
            <text:p>0</text:p>
          </table:table-cell>
          <table:table-cell office:value-type="float" office:value="48" table:style-name="ce8">
            <text:p>48</text:p>
          </table:table-cell>
          <table:table-cell office:value-type="float" office:value="1" table:style-name="ce8">
            <text:p>1</text:p>
          </table:table-cell>
          <table:table-cell office:value-type="time" office:time-value="PT0H3M53S" table:formula="of:=[.C15]-[.B15]" table:style-name="ce9">
            <text:p>03:53.0</text:p>
          </table:table-cell>
          <table:table-cell office:value-type="time" office:time-value="PT0H4M58S" table:formula="of:=[.D15]-[.C15]" table:style-name="ce9">
            <text:p>04:58.0</text:p>
          </table:table-cell>
          <table:table-cell table:number-columns-repeated="16375"/>
        </table:table-row>
        <table:table-row table:style-name="ro2">
          <table:table-cell office:value-type="float" office:value="15" table:style-name="ce6">
            <text:p>15</text:p>
          </table:table-cell>
          <table:table-cell office:value-type="time" office:time-value="PT3H13M35S" table:style-name="ce10">
            <text:p>3:13:3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time" office:time-value="PT3H14M7S" table:style-name="ce10">
            <text:p>3:14:07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time" office:time-value="PT0H0M32S" table:formula="of:=[.E16]-[.B16]" table:style-name="ce9">
            <text:p>00:32.0</text:p>
          </table:table-cell>
          <table:table-cell office:value-type="time" office:time-value="PT0H0M0S" table:formula="of:=[.D16]-[.C16]" table:style-name="ce9">
            <text:p>00:00.0</text:p>
          </table:table-cell>
          <table:table-cell table:number-columns-repeated="16375"/>
        </table:table-row>
        <table:table-row table:style-name="ro2">
          <table:table-cell office:value-type="float" office:value="16" table:style-name="ce6">
            <text:p>16</text:p>
          </table:table-cell>
          <table:table-cell office:value-type="time" office:time-value="PT3H15M0S" table:style-name="ce10">
            <text:p>3:15:00</text:p>
          </table:table-cell>
          <table:table-cell office:value-type="time" office:time-value="PT3H22M6S" table:style-name="ce10">
            <text:p>3:22:06</text:p>
          </table:table-cell>
          <table:table-cell office:value-type="time" office:time-value="PT3H22M21S" table:style-name="ce10">
            <text:p>3:22:21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time" office:time-value="PT0H7M6S" table:formula="of:=[.C17]-[.B17]" table:style-name="ce9">
            <text:p>07:06.0</text:p>
          </table:table-cell>
          <table:table-cell office:value-type="time" office:time-value="PT0H0M15S" table:formula="of:=[.D17]-[.C17]" table:style-name="ce9">
            <text:p>00:15.0</text:p>
          </table:table-cell>
          <table:table-cell table:number-columns-repeated="16375"/>
        </table:table-row>
        <table:table-row table:style-name="ro2">
          <table:table-cell office:value-type="float" office:value="17" table:style-name="ce6">
            <text:p>17</text:p>
          </table:table-cell>
          <table:table-cell office:value-type="time" office:time-value="PT3H17M51S" table:style-name="ce10">
            <text:p>3:17:51</text:p>
          </table:table-cell>
          <table:table-cell office:value-type="time" office:time-value="PT3H22M30S" table:style-name="ce10">
            <text:p>3:22:30</text:p>
          </table:table-cell>
          <table:table-cell office:value-type="time" office:time-value="PT3H23M17S" table:style-name="ce10">
            <text:p>3:23:17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time" office:time-value="PT0H4M39S" table:formula="of:=[.C18]-[.B18]" table:style-name="ce9">
            <text:p>04:39.0</text:p>
          </table:table-cell>
          <table:table-cell office:value-type="time" office:time-value="PT0H0M47S" table:formula="of:=[.D18]-[.C18]" table:style-name="ce9">
            <text:p>00:47.0</text:p>
          </table:table-cell>
          <table:table-cell table:number-columns-repeated="16375"/>
        </table:table-row>
        <table:table-row table:style-name="ro2">
          <table:table-cell office:value-type="float" office:value="18" table:style-name="ce6">
            <text:p>18</text:p>
          </table:table-cell>
          <table:table-cell office:value-type="time" office:time-value="PT3H18M7S" table:style-name="ce10">
            <text:p>3:18:07</text:p>
          </table:table-cell>
          <table:table-cell office:value-type="time" office:time-value="PT3H23M23S" table:style-name="ce10">
            <text:p>3:23:23</text:p>
          </table:table-cell>
          <table:table-cell office:value-type="time" office:time-value="PT3H23M50S" table:style-name="ce10">
            <text:p>3:23:50</text:p>
          </table:table-cell>
          <table:table-cell office:value-type="float" office:value="0" table:style-name="ce6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time" office:time-value="PT0H5M16S" table:formula="of:=[.C19]-[.B19]" table:style-name="ce9">
            <text:p>05:16.0</text:p>
          </table:table-cell>
          <table:table-cell office:value-type="time" office:time-value="PT0H0M27S" table:formula="of:=[.D19]-[.C19]" table:style-name="ce9">
            <text:p>00:27.0</text:p>
          </table:table-cell>
          <table:table-cell table:number-columns-repeated="16375"/>
        </table:table-row>
        <table:table-row table:style-name="ro2">
          <table:table-cell office:value-type="float" office:value="19" table:style-name="ce6">
            <text:p>19</text:p>
          </table:table-cell>
          <table:table-cell office:value-type="time" office:time-value="PT3H18M40S" table:style-name="ce10">
            <text:p>3:18:40</text:p>
          </table:table-cell>
          <table:table-cell office:value-type="time" office:time-value="PT3H24M38S" table:style-name="ce10">
            <text:p>3:24:38</text:p>
          </table:table-cell>
          <table:table-cell office:value-type="time" office:time-value="PT3H24M56S" table:style-name="ce10">
            <text:p>3:24:56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time" office:time-value="PT0H5M58S" table:formula="of:=[.C20]-[.B20]" table:style-name="ce9">
            <text:p>05:58.0</text:p>
          </table:table-cell>
          <table:table-cell office:value-type="time" office:time-value="PT0H0M18S" table:formula="of:=[.D20]-[.C20]" table:style-name="ce9">
            <text:p>00:18.0</text:p>
          </table:table-cell>
          <table:table-cell table:number-columns-repeated="16375"/>
        </table:table-row>
        <table:table-row table:style-name="ro2">
          <table:table-cell office:value-type="float" office:value="20" table:style-name="ce6">
            <text:p>20</text:p>
          </table:table-cell>
          <table:table-cell office:value-type="time" office:time-value="PT3H20M12S" table:style-name="ce10">
            <text:p>3:20:1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time" office:time-value="PT3H22M51S" table:style-name="ce10">
            <text:p>3:22:5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time" office:time-value="PT0H2M39S" table:formula="of:=[.E21]-[.B21]" table:style-name="ce9">
            <text:p>02:39.0</text:p>
          </table:table-cell>
          <table:table-cell office:value-type="time" office:time-value="PT0H0M0S" table:formula="of:=[.D21]-[.C21]" table:style-name="ce9">
            <text:p>00:00.0</text:p>
          </table:table-cell>
          <table:table-cell table:number-columns-repeated="16375"/>
        </table:table-row>
        <table:table-row table:style-name="ro2">
          <table:table-cell office:value-type="float" office:value="21" table:style-name="ce6">
            <text:p>21</text:p>
          </table:table-cell>
          <table:table-cell office:value-type="time" office:time-value="PT3H20M57S" table:style-name="ce10">
            <text:p>3:20:57</text:p>
          </table:table-cell>
          <table:table-cell office:value-type="time" office:time-value="PT3H25M20S" table:style-name="ce10">
            <text:p>3:25:20</text:p>
          </table:table-cell>
          <table:table-cell office:value-type="time" office:time-value="PT3H32M2S" table:style-name="ce10">
            <text:p>3:32:02</text:p>
          </table:table-cell>
          <table:table-cell office:value-type="float" office:value="0" table:style-name="ce6">
            <text:p>0</text:p>
          </table:table-cell>
          <table:table-cell office:value-type="float" office:value="18" table:style-name="ce8">
            <text:p>18</text:p>
          </table:table-cell>
          <table:table-cell office:value-type="float" office:value="0" table:style-name="ce8">
            <text:p>0</text:p>
          </table:table-cell>
          <table:table-cell office:value-type="time" office:time-value="PT0H4M23S" table:formula="of:=[.C22]-[.B22]" table:style-name="ce9">
            <text:p>04:23.0</text:p>
          </table:table-cell>
          <table:table-cell office:value-type="time" office:time-value="PT0H6M42S" table:formula="of:=[.D22]-[.C22]" table:style-name="ce9">
            <text:p>06:42.0</text:p>
          </table:table-cell>
          <table:table-cell table:number-columns-repeated="16375"/>
        </table:table-row>
        <table:table-row table:number-rows-repeated="104855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ime-style style:name="N36P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36">
      <number:text-content/>
      <style:map style:condition="value()&gt;=0" style:apply-style-name="N36P0"/>
    </number:text-style>
    <number:time-style style:name="N37P0">
      <number:hours/>
      <number:text>:</number:text>
      <number:minutes number:style="long"/>
      <number:text>:</number:text>
      <number:seconds number:style="long"/>
    </number:time-style>
    <number:text-style style:name="N37">
      <number:text-content/>
      <style:map style:condition="value()&gt;=0" style:apply-style-name="N37P0"/>
    </number:text-style>
    <number:time-style style:name="N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39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0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2">
      <number:minutes number:style="long"/>
      <number:text>:</number:text>
      <number:seconds number:style="long" number:decimal-places="2"/>
    </number:time-style>
    <number:time-style style:name="N43P0">
      <number:minutes number:style="long"/>
      <number:text>:</number:text>
      <number:seconds number:style="long" number:decimal-places="1"/>
    </number:time-style>
    <number:text-style style:name="N43">
      <number:text-content/>
      <style:map style:condition="value()&gt;=0" style:apply-style-name="N43P0"/>
    </number:text-style>
    <number:currency-style style:name="N44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4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4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kerschel.james</dc:creator>
    <meta:creation-date>2017-03-29T16:45:30Z</meta:creation-date>
    <dc:date>2017-03-29T23:05:23Z</dc:date>
    <meta:editing-cycles>2</meta:editing-cycles>
    <meta:editing-duration>PT725S</meta:editing-duration>
  </office:meta>
</office:document-meta>
</file>